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79.31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23pt" svg:height="255.26pt" svg:x="755.69pt" svg:y="570.73pt">
            <loext:p draw:notify-on-update-of-ranges="results.A1:results.A125 results.B1:results.B1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59.57pt" svg:y="294.24pt">
            <loext:p draw:notify-on-update-of-ranges="results.D1:results.D125 results.F1:results.F1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6pt" svg:x="757.25pt" svg:y="24.09pt">
            <loext:p draw:notify-on-update-of-ranges="results.E1:results.E125 results.G1:results.G1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2841101429" calcext:value-type="float">
            <text:p>-11.2841101429</text:p>
          </table:table-cell>
          <table:table-cell office:value-type="float" office:value="0.0004" calcext:value-type="float">
            <text:p>0.0004</text:p>
          </table:table-cell>
          <table:table-cell table:formula="of:=2^[.A1]" office:value-type="float" office:value="64" calcext:value-type="float">
            <text:p>64</text:p>
          </table:table-cell>
          <table:table-cell table:formula="of:=[.D1]^2.805" office:value-type="float" office:value="116502.387905865" calcext:value-type="float">
            <text:p>116502.387905865</text:p>
          </table:table-cell>
          <table:table-cell table:formula="of:=[.C1]/[.E1]" office:value-type="float" office:value="0.00000000343340602016848" calcext:value-type="float">
            <text:p>3.43340602016848E-09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77527921" calcext:value-type="float">
            <text:p>-11.4477527921</text:p>
          </table:table-cell>
          <table:table-cell office:value-type="float" office:value="0.000527" calcext:value-type="float">
            <text:p>0.000527</text:p>
          </table:table-cell>
          <table:table-cell table:formula="of:=2^[.A2]" office:value-type="float" office:value="64" calcext:value-type="float">
            <text:p>64</text:p>
          </table:table-cell>
          <table:table-cell table:formula="of:=[.D2]^2.805" office:value-type="float" office:value="116502.387905865" calcext:value-type="float">
            <text:p>116502.387905865</text:p>
          </table:table-cell>
          <table:table-cell table:formula="of:=[.C2]/[.E2]" office:value-type="float" office:value="0.00000000452351243157198" calcext:value-type="float">
            <text:p>4.52351243157198E-09</text:p>
          </table:table-cell>
          <table:table-cell office:value-type="float" office:value="0.000527" calcext:value-type="float">
            <text:p>0.000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58351384" calcext:value-type="float">
            <text:p>-11.4558351384</text:p>
          </table:table-cell>
          <table:table-cell office:value-type="float" office:value="0.000685" calcext:value-type="float">
            <text:p>0.000685</text:p>
          </table:table-cell>
          <table:table-cell table:formula="of:=2^[.A3]" office:value-type="float" office:value="64" calcext:value-type="float">
            <text:p>64</text:p>
          </table:table-cell>
          <table:table-cell table:formula="of:=[.D3]^2.805" office:value-type="float" office:value="116502.387905865" calcext:value-type="float">
            <text:p>116502.387905865</text:p>
          </table:table-cell>
          <table:table-cell table:formula="of:=[.C3]/[.E3]" office:value-type="float" office:value="0.00000000587970780953853" calcext:value-type="float">
            <text:p>5.87970780953853E-09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77527921" calcext:value-type="float">
            <text:p>-11.4477527921</text:p>
          </table:table-cell>
          <table:table-cell office:value-type="float" office:value="0.000389" calcext:value-type="float">
            <text:p>0.000389</text:p>
          </table:table-cell>
          <table:table-cell table:formula="of:=2^[.A4]" office:value-type="float" office:value="64" calcext:value-type="float">
            <text:p>64</text:p>
          </table:table-cell>
          <table:table-cell table:formula="of:=[.D4]^2.805" office:value-type="float" office:value="116502.387905865" calcext:value-type="float">
            <text:p>116502.387905865</text:p>
          </table:table-cell>
          <table:table-cell table:formula="of:=[.C4]/[.E4]" office:value-type="float" office:value="0.00000000333898735461385" calcext:value-type="float">
            <text:p>3.33898735461385E-09</text:p>
          </table:table-cell>
          <table:table-cell office:value-type="float" office:value="0.000389" calcext:value-type="float">
            <text:p>0.000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045872196" calcext:value-type="float">
            <text:p>-11.045872196</text:p>
          </table:table-cell>
          <table:table-cell office:value-type="float" office:value="0.000388" calcext:value-type="float">
            <text:p>0.000388</text:p>
          </table:table-cell>
          <table:table-cell table:formula="of:=2^[.A5]" office:value-type="float" office:value="64" calcext:value-type="float">
            <text:p>64</text:p>
          </table:table-cell>
          <table:table-cell table:formula="of:=[.D5]^2.805" office:value-type="float" office:value="116502.387905865" calcext:value-type="float">
            <text:p>116502.387905865</text:p>
          </table:table-cell>
          <table:table-cell table:formula="of:=[.C5]/[.E5]" office:value-type="float" office:value="0.00000000333040383956343" calcext:value-type="float">
            <text:p>3.33040383956343E-09</text:p>
          </table:table-cell>
          <table:table-cell office:value-type="float" office:value="0.000388" calcext:value-type="float">
            <text:p>0.000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428539337" calcext:value-type="float">
            <text:p>-11.3428539337</text:p>
          </table:table-cell>
          <table:table-cell office:value-type="float" office:value="0.000361" calcext:value-type="float">
            <text:p>0.000361</text:p>
          </table:table-cell>
          <table:table-cell table:formula="of:=2^[.A6]" office:value-type="float" office:value="64" calcext:value-type="float">
            <text:p>64</text:p>
          </table:table-cell>
          <table:table-cell table:formula="of:=[.D6]^2.805" office:value-type="float" office:value="116502.387905865" calcext:value-type="float">
            <text:p>116502.387905865</text:p>
          </table:table-cell>
          <table:table-cell table:formula="of:=[.C6]/[.E6]" office:value-type="float" office:value="0.00000000309864893320206" calcext:value-type="float">
            <text:p>3.09864893320206E-09</text:p>
          </table:table-cell>
          <table:table-cell office:value-type="float" office:value="0.000361" calcext:value-type="float">
            <text:p>0.000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357135424" calcext:value-type="float">
            <text:p>-11.4357135424</text:p>
          </table:table-cell>
          <table:table-cell office:value-type="float" office:value="0.000408" calcext:value-type="float">
            <text:p>0.000408</text:p>
          </table:table-cell>
          <table:table-cell table:formula="of:=2^[.A7]" office:value-type="float" office:value="64" calcext:value-type="float">
            <text:p>64</text:p>
          </table:table-cell>
          <table:table-cell table:formula="of:=[.D7]^2.805" office:value-type="float" office:value="116502.387905865" calcext:value-type="float">
            <text:p>116502.387905865</text:p>
          </table:table-cell>
          <table:table-cell table:formula="of:=[.C7]/[.E7]" office:value-type="float" office:value="0.00000000350207414057185" calcext:value-type="float">
            <text:p>3.50207414057185E-09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17883053" calcext:value-type="float">
            <text:p>-11.4517883053</text:p>
          </table:table-cell>
          <table:table-cell office:value-type="float" office:value="0.000402" calcext:value-type="float">
            <text:p>0.000402</text:p>
          </table:table-cell>
          <table:table-cell table:formula="of:=2^[.A8]" office:value-type="float" office:value="64" calcext:value-type="float">
            <text:p>64</text:p>
          </table:table-cell>
          <table:table-cell table:formula="of:=[.D8]^2.805" office:value-type="float" office:value="116502.387905865" calcext:value-type="float">
            <text:p>116502.387905865</text:p>
          </table:table-cell>
          <table:table-cell table:formula="of:=[.C8]/[.E8]" office:value-type="float" office:value="0.00000000345057305026932" calcext:value-type="float">
            <text:p>3.45057305026932E-09</text:p>
          </table:table-cell>
          <table:table-cell office:value-type="float" office:value="0.000402" calcext:value-type="float">
            <text:p>0.000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37285355" calcext:value-type="float">
            <text:p>-11.4437285355</text:p>
          </table:table-cell>
          <table:table-cell office:value-type="float" office:value="0.000361" calcext:value-type="float">
            <text:p>0.000361</text:p>
          </table:table-cell>
          <table:table-cell table:formula="of:=2^[.A9]" office:value-type="float" office:value="64" calcext:value-type="float">
            <text:p>64</text:p>
          </table:table-cell>
          <table:table-cell table:formula="of:=[.D9]^2.805" office:value-type="float" office:value="116502.387905865" calcext:value-type="float">
            <text:p>116502.387905865</text:p>
          </table:table-cell>
          <table:table-cell table:formula="of:=[.C9]/[.E9]" office:value-type="float" office:value="0.00000000309864893320206" calcext:value-type="float">
            <text:p>3.09864893320206E-09</text:p>
          </table:table-cell>
          <table:table-cell office:value-type="float" office:value="0.000361" calcext:value-type="float">
            <text:p>0.000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317226822" calcext:value-type="float">
            <text:p>-11.4317226822</text:p>
          </table:table-cell>
          <table:table-cell office:value-type="float" office:value="0.000408" calcext:value-type="float">
            <text:p>0.000408</text:p>
          </table:table-cell>
          <table:table-cell table:formula="of:=2^[.A10]" office:value-type="float" office:value="64" calcext:value-type="float">
            <text:p>64</text:p>
          </table:table-cell>
          <table:table-cell table:formula="of:=[.D10]^2.805" office:value-type="float" office:value="116502.387905865" calcext:value-type="float">
            <text:p>116502.387905865</text:p>
          </table:table-cell>
          <table:table-cell table:formula="of:=[.C10]/[.E10]" office:value-type="float" office:value="0.00000000350207414057185" calcext:value-type="float">
            <text:p>3.50207414057185E-09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1666969786" calcext:value-type="float">
            <text:p>-11.1666969786</text:p>
          </table:table-cell>
          <table:table-cell office:value-type="float" office:value="0.000386" calcext:value-type="float">
            <text:p>0.000386</text:p>
          </table:table-cell>
          <table:table-cell table:formula="of:=2^[.A11]" office:value-type="float" office:value="64" calcext:value-type="float">
            <text:p>64</text:p>
          </table:table-cell>
          <table:table-cell table:formula="of:=[.D11]^2.805" office:value-type="float" office:value="116502.387905865" calcext:value-type="float">
            <text:p>116502.387905865</text:p>
          </table:table-cell>
          <table:table-cell table:formula="of:=[.C11]/[.E11]" office:value-type="float" office:value="0.00000000331323680946259" calcext:value-type="float">
            <text:p>3.31323680946259E-09</text:p>
          </table:table-cell>
          <table:table-cell office:value-type="float" office:value="0.000386" calcext:value-type="float">
            <text:p>0.000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119323165" calcext:value-type="float">
            <text:p>-11.4119323165</text:p>
          </table:table-cell>
          <table:table-cell office:value-type="float" office:value="0.000421" calcext:value-type="float">
            <text:p>0.000421</text:p>
          </table:table-cell>
          <table:table-cell table:formula="of:=2^[.A12]" office:value-type="float" office:value="64" calcext:value-type="float">
            <text:p>64</text:p>
          </table:table-cell>
          <table:table-cell table:formula="of:=[.D12]^2.805" office:value-type="float" office:value="116502.387905865" calcext:value-type="float">
            <text:p>116502.387905865</text:p>
          </table:table-cell>
          <table:table-cell table:formula="of:=[.C12]/[.E12]" office:value-type="float" office:value="0.00000000361365983622733" calcext:value-type="float">
            <text:p>3.61365983622733E-09</text:p>
          </table:table-cell>
          <table:table-cell office:value-type="float" office:value="0.000421" calcext:value-type="float">
            <text:p>0.000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17883053" calcext:value-type="float">
            <text:p>-11.4517883053</text:p>
          </table:table-cell>
          <table:table-cell office:value-type="float" office:value="0.000391" calcext:value-type="float">
            <text:p>0.000391</text:p>
          </table:table-cell>
          <table:table-cell table:formula="of:=2^[.A13]" office:value-type="float" office:value="64" calcext:value-type="float">
            <text:p>64</text:p>
          </table:table-cell>
          <table:table-cell table:formula="of:=[.D13]^2.805" office:value-type="float" office:value="116502.387905865" calcext:value-type="float">
            <text:p>116502.387905865</text:p>
          </table:table-cell>
          <table:table-cell table:formula="of:=[.C13]/[.E13]" office:value-type="float" office:value="0.00000000335615438471469" calcext:value-type="float">
            <text:p>3.35615438471469E-09</text:p>
          </table:table-cell>
          <table:table-cell office:value-type="float" office:value="0.000391" calcext:value-type="float">
            <text:p>0.000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058597263" calcext:value-type="float">
            <text:p>-11.3058597263</text:p>
          </table:table-cell>
          <table:table-cell office:value-type="float" office:value="0.000399" calcext:value-type="float">
            <text:p>0.000399</text:p>
          </table:table-cell>
          <table:table-cell table:formula="of:=2^[.A14]" office:value-type="float" office:value="64" calcext:value-type="float">
            <text:p>64</text:p>
          </table:table-cell>
          <table:table-cell table:formula="of:=[.D14]^2.805" office:value-type="float" office:value="116502.387905865" calcext:value-type="float">
            <text:p>116502.387905865</text:p>
          </table:table-cell>
          <table:table-cell table:formula="of:=[.C14]/[.E14]" office:value-type="float" office:value="0.00000000342482250511806" calcext:value-type="float">
            <text:p>3.42482250511806E-09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37285355" calcext:value-type="float">
            <text:p>-11.4437285355</text:p>
          </table:table-cell>
          <table:table-cell office:value-type="float" office:value="0.000465" calcext:value-type="float">
            <text:p>0.000465</text:p>
          </table:table-cell>
          <table:table-cell table:formula="of:=2^[.A15]" office:value-type="float" office:value="64" calcext:value-type="float">
            <text:p>64</text:p>
          </table:table-cell>
          <table:table-cell table:formula="of:=[.D15]^2.805" office:value-type="float" office:value="116502.387905865" calcext:value-type="float">
            <text:p>116502.387905865</text:p>
          </table:table-cell>
          <table:table-cell table:formula="of:=[.C15]/[.E15]" office:value-type="float" office:value="0.00000000399133449844586" calcext:value-type="float">
            <text:p>0.000000004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98933549" calcext:value-type="float">
            <text:p>-11.4598933549</text:p>
          </table:table-cell>
          <table:table-cell office:value-type="float" office:value="0.000504" calcext:value-type="float">
            <text:p>0.000504</text:p>
          </table:table-cell>
          <table:table-cell table:formula="of:=2^[.A16]" office:value-type="float" office:value="64" calcext:value-type="float">
            <text:p>64</text:p>
          </table:table-cell>
          <table:table-cell table:formula="of:=[.D16]^2.805" office:value-type="float" office:value="116502.387905865" calcext:value-type="float">
            <text:p>116502.387905865</text:p>
          </table:table-cell>
          <table:table-cell table:formula="of:=[.C16]/[.E16]" office:value-type="float" office:value="0.00000000432609158541229" calcext:value-type="float">
            <text:p>4.32609158541229E-09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77527921" calcext:value-type="float">
            <text:p>-11.4477527921</text:p>
          </table:table-cell>
          <table:table-cell office:value-type="float" office:value="0.000361" calcext:value-type="float">
            <text:p>0.000361</text:p>
          </table:table-cell>
          <table:table-cell table:formula="of:=2^[.A17]" office:value-type="float" office:value="64" calcext:value-type="float">
            <text:p>64</text:p>
          </table:table-cell>
          <table:table-cell table:formula="of:=[.D17]^2.805" office:value-type="float" office:value="116502.387905865" calcext:value-type="float">
            <text:p>116502.387905865</text:p>
          </table:table-cell>
          <table:table-cell table:formula="of:=[.C17]/[.E17]" office:value-type="float" office:value="0.00000000309864893320206" calcext:value-type="float">
            <text:p>3.09864893320206E-09</text:p>
          </table:table-cell>
          <table:table-cell office:value-type="float" office:value="0.000361" calcext:value-type="float">
            <text:p>0.000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058597263" calcext:value-type="float">
            <text:p>-11.3058597263</text:p>
          </table:table-cell>
          <table:table-cell office:value-type="float" office:value="0.000394" calcext:value-type="float">
            <text:p>0.000394</text:p>
          </table:table-cell>
          <table:table-cell table:formula="of:=2^[.A18]" office:value-type="float" office:value="64" calcext:value-type="float">
            <text:p>64</text:p>
          </table:table-cell>
          <table:table-cell table:formula="of:=[.D18]^2.805" office:value-type="float" office:value="116502.387905865" calcext:value-type="float">
            <text:p>116502.387905865</text:p>
          </table:table-cell>
          <table:table-cell table:formula="of:=[.C18]/[.E18]" office:value-type="float" office:value="0.00000000338190492986596" calcext:value-type="float">
            <text:p>3.38190492986596E-09</text:p>
          </table:table-cell>
          <table:table-cell office:value-type="float" office:value="0.000394" calcext:value-type="float">
            <text:p>0.000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131830671" calcext:value-type="float">
            <text:p>-11.3131830671</text:p>
          </table:table-cell>
          <table:table-cell office:value-type="float" office:value="0.000974" calcext:value-type="float">
            <text:p>0.000974</text:p>
          </table:table-cell>
          <table:table-cell table:formula="of:=2^[.A19]" office:value-type="float" office:value="64" calcext:value-type="float">
            <text:p>64</text:p>
          </table:table-cell>
          <table:table-cell table:formula="of:=[.D19]^2.805" office:value-type="float" office:value="116502.387905865" calcext:value-type="float">
            <text:p>116502.387905865</text:p>
          </table:table-cell>
          <table:table-cell table:formula="of:=[.C19]/[.E19]" office:value-type="float" office:value="0.00000000836034365911026" calcext:value-type="float">
            <text:p>8.36034365911026E-09</text:p>
          </table:table-cell>
          <table:table-cell office:value-type="float" office:value="0.000974" calcext:value-type="float">
            <text:p>0.000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3131830671" calcext:value-type="float">
            <text:p>-11.3131830671</text:p>
          </table:table-cell>
          <table:table-cell office:value-type="float" office:value="0.000401" calcext:value-type="float">
            <text:p>0.000401</text:p>
          </table:table-cell>
          <table:table-cell table:formula="of:=2^[.A20]" office:value-type="float" office:value="64" calcext:value-type="float">
            <text:p>64</text:p>
          </table:table-cell>
          <table:table-cell table:formula="of:=[.D20]^2.805" office:value-type="float" office:value="116502.387905865" calcext:value-type="float">
            <text:p>116502.387905865</text:p>
          </table:table-cell>
          <table:table-cell table:formula="of:=[.C20]/[.E20]" office:value-type="float" office:value="0.0000000034419895352189" calcext:value-type="float">
            <text:p>3.4419895352189E-09</text:p>
          </table:table-cell>
          <table:table-cell office:value-type="float" office:value="0.000401" calcext:value-type="float">
            <text:p>0.000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598933549" calcext:value-type="float">
            <text:p>-11.4598933549</text:p>
          </table:table-cell>
          <table:table-cell office:value-type="float" office:value="0.000631" calcext:value-type="float">
            <text:p>0.000631</text:p>
          </table:table-cell>
          <table:table-cell table:formula="of:=2^[.A21]" office:value-type="float" office:value="64" calcext:value-type="float">
            <text:p>64</text:p>
          </table:table-cell>
          <table:table-cell table:formula="of:=[.D21]^2.805" office:value-type="float" office:value="116502.387905865" calcext:value-type="float">
            <text:p>116502.387905865</text:p>
          </table:table-cell>
          <table:table-cell table:formula="of:=[.C21]/[.E21]" office:value-type="float" office:value="0.00000000541619799681578" calcext:value-type="float">
            <text:p>5.41619799681578E-09</text:p>
          </table:table-cell>
          <table:table-cell office:value-type="float" office:value="0.000631" calcext:value-type="float">
            <text:p>0.000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77527921" calcext:value-type="float">
            <text:p>-11.4477527921</text:p>
          </table:table-cell>
          <table:table-cell office:value-type="float" office:value="0.000364" calcext:value-type="float">
            <text:p>0.000364</text:p>
          </table:table-cell>
          <table:table-cell table:formula="of:=2^[.A22]" office:value-type="float" office:value="64" calcext:value-type="float">
            <text:p>64</text:p>
          </table:table-cell>
          <table:table-cell table:formula="of:=[.D22]^2.805" office:value-type="float" office:value="116502.387905865" calcext:value-type="float">
            <text:p>116502.387905865</text:p>
          </table:table-cell>
          <table:table-cell table:formula="of:=[.C22]/[.E22]" office:value-type="float" office:value="0.00000000312439947835332" calcext:value-type="float">
            <text:p>3.12439947835332E-09</text:p>
          </table:table-cell>
          <table:table-cell office:value-type="float" office:value="0.000364" calcext:value-type="float">
            <text:p>0.000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77527921" calcext:value-type="float">
            <text:p>-11.4477527921</text:p>
          </table:table-cell>
          <table:table-cell office:value-type="float" office:value="0.000381" calcext:value-type="float">
            <text:p>0.000381</text:p>
          </table:table-cell>
          <table:table-cell table:formula="of:=2^[.A23]" office:value-type="float" office:value="64" calcext:value-type="float">
            <text:p>64</text:p>
          </table:table-cell>
          <table:table-cell table:formula="of:=[.D23]^2.805" office:value-type="float" office:value="116502.387905865" calcext:value-type="float">
            <text:p>116502.387905865</text:p>
          </table:table-cell>
          <table:table-cell table:formula="of:=[.C23]/[.E23]" office:value-type="float" office:value="0.00000000327031923421048" calcext:value-type="float">
            <text:p>3.27031923421048E-09</text:p>
          </table:table-cell>
          <table:table-cell office:value-type="float" office:value="0.000381" calcext:value-type="float">
            <text:p>0.000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4437285355" calcext:value-type="float">
            <text:p>-11.4437285355</text:p>
          </table:table-cell>
          <table:table-cell office:value-type="float" office:value="0.000374" calcext:value-type="float">
            <text:p>0.000374</text:p>
          </table:table-cell>
          <table:table-cell table:formula="of:=2^[.A24]" office:value-type="float" office:value="64" calcext:value-type="float">
            <text:p>64</text:p>
          </table:table-cell>
          <table:table-cell table:formula="of:=[.D24]^2.805" office:value-type="float" office:value="116502.387905865" calcext:value-type="float">
            <text:p>116502.387905865</text:p>
          </table:table-cell>
          <table:table-cell table:formula="of:=[.C24]/[.E24]" office:value-type="float" office:value="0.00000000321023462885753" calcext:value-type="float">
            <text:p>3.21023462885753E-09</text:p>
          </table:table-cell>
          <table:table-cell office:value-type="float" office:value="0.000374" calcext:value-type="float">
            <text:p>0.000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.2450680421" calcext:value-type="float">
            <text:p>-11.2450680421</text:p>
          </table:table-cell>
          <table:table-cell office:value-type="float" office:value="0.00041" calcext:value-type="float">
            <text:p>0.00041</text:p>
          </table:table-cell>
          <table:table-cell table:formula="of:=2^[.A25]" office:value-type="float" office:value="64" calcext:value-type="float">
            <text:p>64</text:p>
          </table:table-cell>
          <table:table-cell table:formula="of:=[.D25]^2.805" office:value-type="float" office:value="116502.387905865" calcext:value-type="float">
            <text:p>116502.387905865</text:p>
          </table:table-cell>
          <table:table-cell table:formula="of:=[.C25]/[.E25]" office:value-type="float" office:value="0.0000000035192411706727" calcext:value-type="float">
            <text:p>3.5192411706727E-09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113487438" calcext:value-type="float">
            <text:p>-8.3113487438</text:p>
          </table:table-cell>
          <table:table-cell office:value-type="float" office:value="0.002731" calcext:value-type="float">
            <text:p>0.002731</text:p>
          </table:table-cell>
          <table:table-cell table:formula="of:=2^[.A26]" office:value-type="float" office:value="128" calcext:value-type="float">
            <text:p>128</text:p>
          </table:table-cell>
          <table:table-cell table:formula="of:=[.D26]^2.805" office:value-type="float" office:value="814186.627073091" calcext:value-type="float">
            <text:p>814186.627073091</text:p>
          </table:table-cell>
          <table:table-cell table:formula="of:=[.C26]/[.E26]" office:value-type="float" office:value="0.00000000335426781672605" calcext:value-type="float">
            <text:p>3.35426781672605E-09</text:p>
          </table:table-cell>
          <table:table-cell office:value-type="float" office:value="0.002731" calcext:value-type="float">
            <text:p>0.002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1700173369" calcext:value-type="float">
            <text:p>-8.1700173369</text:p>
          </table:table-cell>
          <table:table-cell office:value-type="float" office:value="0.002725" calcext:value-type="float">
            <text:p>0.002725</text:p>
          </table:table-cell>
          <table:table-cell table:formula="of:=2^[.A27]" office:value-type="float" office:value="128" calcext:value-type="float">
            <text:p>128</text:p>
          </table:table-cell>
          <table:table-cell table:formula="of:=[.D27]^2.805" office:value-type="float" office:value="814186.627073091" calcext:value-type="float">
            <text:p>814186.627073091</text:p>
          </table:table-cell>
          <table:table-cell table:formula="of:=[.C27]/[.E27]" office:value-type="float" office:value="0.00000000334689849893024" calcext:value-type="float">
            <text:p>3.34689849893024E-09</text:p>
          </table:table-cell>
          <table:table-cell office:value-type="float" office:value="0.002725" calcext:value-type="float">
            <text:p>0.0027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089781354" calcext:value-type="float">
            <text:p>-8.5089781354</text:p>
          </table:table-cell>
          <table:table-cell office:value-type="float" office:value="0.002699" calcext:value-type="float">
            <text:p>0.002699</text:p>
          </table:table-cell>
          <table:table-cell table:formula="of:=2^[.A28]" office:value-type="float" office:value="128" calcext:value-type="float">
            <text:p>128</text:p>
          </table:table-cell>
          <table:table-cell table:formula="of:=[.D28]^2.805" office:value-type="float" office:value="814186.627073091" calcext:value-type="float">
            <text:p>814186.627073091</text:p>
          </table:table-cell>
          <table:table-cell table:formula="of:=[.C28]/[.E28]" office:value-type="float" office:value="0.00000000331496478848173" calcext:value-type="float">
            <text:p>3.31496478848173E-09</text:p>
          </table:table-cell>
          <table:table-cell office:value-type="float" office:value="0.002699" calcext:value-type="float">
            <text:p>0.0026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179406403" calcext:value-type="float">
            <text:p>-8.5179406403</text:p>
          </table:table-cell>
          <table:table-cell office:value-type="float" office:value="0.002668" calcext:value-type="float">
            <text:p>0.002668</text:p>
          </table:table-cell>
          <table:table-cell table:formula="of:=2^[.A29]" office:value-type="float" office:value="128" calcext:value-type="float">
            <text:p>128</text:p>
          </table:table-cell>
          <table:table-cell table:formula="of:=[.D29]^2.805" office:value-type="float" office:value="814186.627073091" calcext:value-type="float">
            <text:p>814186.627073091</text:p>
          </table:table-cell>
          <table:table-cell table:formula="of:=[.C29]/[.E29]" office:value-type="float" office:value="0.00000000327688997987004" calcext:value-type="float">
            <text:p>3.27688997987004E-09</text:p>
          </table:table-cell>
          <table:table-cell office:value-type="float" office:value="0.002668" calcext:value-type="float">
            <text:p>0.002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559860568" calcext:value-type="float">
            <text:p>-8.5559860568</text:p>
          </table:table-cell>
          <table:table-cell office:value-type="float" office:value="0.003173" calcext:value-type="float">
            <text:p>0.003173</text:p>
          </table:table-cell>
          <table:table-cell table:formula="of:=2^[.A30]" office:value-type="float" office:value="128" calcext:value-type="float">
            <text:p>128</text:p>
          </table:table-cell>
          <table:table-cell table:formula="of:=[.D30]^2.805" office:value-type="float" office:value="814186.627073091" calcext:value-type="float">
            <text:p>814186.627073091</text:p>
          </table:table-cell>
          <table:table-cell table:formula="of:=[.C30]/[.E30]" office:value-type="float" office:value="0.00000000389714089435069" calcext:value-type="float">
            <text:p>3.89714089435069E-09</text:p>
          </table:table-cell>
          <table:table-cell office:value-type="float" office:value="0.003173" calcext:value-type="float">
            <text:p>0.0031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773191874" calcext:value-type="float">
            <text:p>-8.5773191874</text:p>
          </table:table-cell>
          <table:table-cell office:value-type="float" office:value="0.002883" calcext:value-type="float">
            <text:p>0.002883</text:p>
          </table:table-cell>
          <table:table-cell table:formula="of:=2^[.A31]" office:value-type="float" office:value="128" calcext:value-type="float">
            <text:p>128</text:p>
          </table:table-cell>
          <table:table-cell table:formula="of:=[.D31]^2.805" office:value-type="float" office:value="814186.627073091" calcext:value-type="float">
            <text:p>814186.627073091</text:p>
          </table:table-cell>
          <table:table-cell table:formula="of:=[.C31]/[.E31]" office:value-type="float" office:value="0.00000000354095720088656" calcext:value-type="float">
            <text:p>3.54095720088656E-09</text:p>
          </table:table-cell>
          <table:table-cell office:value-type="float" office:value="0.002883" calcext:value-type="float">
            <text:p>0.002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047796747" calcext:value-type="float">
            <text:p>-8.5047796747</text:p>
          </table:table-cell>
          <table:table-cell office:value-type="float" office:value="0.002776" calcext:value-type="float">
            <text:p>0.002776</text:p>
          </table:table-cell>
          <table:table-cell table:formula="of:=2^[.A32]" office:value-type="float" office:value="128" calcext:value-type="float">
            <text:p>128</text:p>
          </table:table-cell>
          <table:table-cell table:formula="of:=[.D32]^2.805" office:value-type="float" office:value="814186.627073091" calcext:value-type="float">
            <text:p>814186.627073091</text:p>
          </table:table-cell>
          <table:table-cell table:formula="of:=[.C32]/[.E32]" office:value-type="float" office:value="0.00000000340953770019462" calcext:value-type="float">
            <text:p>3.40953770019462E-09</text:p>
          </table:table-cell>
          <table:table-cell office:value-type="float" office:value="0.002776" calcext:value-type="float">
            <text:p>0.002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549005075" calcext:value-type="float">
            <text:p>-8.5549005075</text:p>
          </table:table-cell>
          <table:table-cell office:value-type="float" office:value="0.002812" calcext:value-type="float">
            <text:p>0.002812</text:p>
          </table:table-cell>
          <table:table-cell table:formula="of:=2^[.A33]" office:value-type="float" office:value="128" calcext:value-type="float">
            <text:p>128</text:p>
          </table:table-cell>
          <table:table-cell table:formula="of:=[.D33]^2.805" office:value-type="float" office:value="814186.627073091" calcext:value-type="float">
            <text:p>814186.627073091</text:p>
          </table:table-cell>
          <table:table-cell table:formula="of:=[.C33]/[.E33]" office:value-type="float" office:value="0.00000000345375360696948" calcext:value-type="float">
            <text:p>3.45375360696948E-09</text:p>
          </table:table-cell>
          <table:table-cell office:value-type="float" office:value="0.002812" calcext:value-type="float">
            <text:p>0.002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419372301" calcext:value-type="float">
            <text:p>-8.5419372301</text:p>
          </table:table-cell>
          <table:table-cell office:value-type="float" office:value="0.002654" calcext:value-type="float">
            <text:p>0.002654</text:p>
          </table:table-cell>
          <table:table-cell table:formula="of:=2^[.A34]" office:value-type="float" office:value="128" calcext:value-type="float">
            <text:p>128</text:p>
          </table:table-cell>
          <table:table-cell table:formula="of:=[.D34]^2.805" office:value-type="float" office:value="814186.627073091" calcext:value-type="float">
            <text:p>814186.627073091</text:p>
          </table:table-cell>
          <table:table-cell table:formula="of:=[.C34]/[.E34]" office:value-type="float" office:value="0.00000000325969490501315" calcext:value-type="float">
            <text:p>3.25969490501315E-09</text:p>
          </table:table-cell>
          <table:table-cell office:value-type="float" office:value="0.002654" calcext:value-type="float">
            <text:p>0.0026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365700548" calcext:value-type="float">
            <text:p>-8.5365700548</text:p>
          </table:table-cell>
          <table:table-cell office:value-type="float" office:value="0.003154" calcext:value-type="float">
            <text:p>0.003154</text:p>
          </table:table-cell>
          <table:table-cell table:formula="of:=2^[.A35]" office:value-type="float" office:value="128" calcext:value-type="float">
            <text:p>128</text:p>
          </table:table-cell>
          <table:table-cell table:formula="of:=[.D35]^2.805" office:value-type="float" office:value="814186.627073091" calcext:value-type="float">
            <text:p>814186.627073091</text:p>
          </table:table-cell>
          <table:table-cell table:formula="of:=[.C35]/[.E35]" office:value-type="float" office:value="0.00000000387380472133063" calcext:value-type="float">
            <text:p>3.87380472133063E-09</text:p>
          </table:table-cell>
          <table:table-cell office:value-type="float" office:value="0.003154" calcext:value-type="float">
            <text:p>0.003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296224453" calcext:value-type="float">
            <text:p>-8.5296224453</text:p>
          </table:table-cell>
          <table:table-cell office:value-type="float" office:value="0.002943" calcext:value-type="float">
            <text:p>0.002943</text:p>
          </table:table-cell>
          <table:table-cell table:formula="of:=2^[.A36]" office:value-type="float" office:value="128" calcext:value-type="float">
            <text:p>128</text:p>
          </table:table-cell>
          <table:table-cell table:formula="of:=[.D36]^2.805" office:value-type="float" office:value="814186.627073091" calcext:value-type="float">
            <text:p>814186.627073091</text:p>
          </table:table-cell>
          <table:table-cell table:formula="of:=[.C36]/[.E36]" office:value-type="float" office:value="0.00000000361465037884465" calcext:value-type="float">
            <text:p>3.61465037884465E-09</text:p>
          </table:table-cell>
          <table:table-cell office:value-type="float" office:value="0.002943" calcext:value-type="float">
            <text:p>0.0029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61971223" calcext:value-type="float">
            <text:p>-8.561971223</text:p>
          </table:table-cell>
          <table:table-cell office:value-type="float" office:value="0.003067" calcext:value-type="float">
            <text:p>0.003067</text:p>
          </table:table-cell>
          <table:table-cell table:formula="of:=2^[.A37]" office:value-type="float" office:value="128" calcext:value-type="float">
            <text:p>128</text:p>
          </table:table-cell>
          <table:table-cell table:formula="of:=[.D37]^2.805" office:value-type="float" office:value="814186.627073091" calcext:value-type="float">
            <text:p>814186.627073091</text:p>
          </table:table-cell>
          <table:table-cell table:formula="of:=[.C37]/[.E37]" office:value-type="float" office:value="0.00000000376694961329139" calcext:value-type="float">
            <text:p>3.76694961329139E-09</text:p>
          </table:table-cell>
          <table:table-cell office:value-type="float" office:value="0.003067" calcext:value-type="float">
            <text:p>0.003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652463551" calcext:value-type="float">
            <text:p>-8.5652463551</text:p>
          </table:table-cell>
          <table:table-cell office:value-type="float" office:value="0.002951" calcext:value-type="float">
            <text:p>0.002951</text:p>
          </table:table-cell>
          <table:table-cell table:formula="of:=2^[.A38]" office:value-type="float" office:value="128" calcext:value-type="float">
            <text:p>128</text:p>
          </table:table-cell>
          <table:table-cell table:formula="of:=[.D38]^2.805" office:value-type="float" office:value="814186.627073091" calcext:value-type="float">
            <text:p>814186.627073091</text:p>
          </table:table-cell>
          <table:table-cell table:formula="of:=[.C38]/[.E38]" office:value-type="float" office:value="0.00000000362447613590573" calcext:value-type="float">
            <text:p>3.62447613590573E-09</text:p>
          </table:table-cell>
          <table:table-cell office:value-type="float" office:value="0.002951" calcext:value-type="float">
            <text:p>0.002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652463551" calcext:value-type="float">
            <text:p>-8.5652463551</text:p>
          </table:table-cell>
          <table:table-cell office:value-type="float" office:value="0.002876" calcext:value-type="float">
            <text:p>0.002876</text:p>
          </table:table-cell>
          <table:table-cell table:formula="of:=2^[.A39]" office:value-type="float" office:value="128" calcext:value-type="float">
            <text:p>128</text:p>
          </table:table-cell>
          <table:table-cell table:formula="of:=[.D39]^2.805" office:value-type="float" office:value="814186.627073091" calcext:value-type="float">
            <text:p>814186.627073091</text:p>
          </table:table-cell>
          <table:table-cell table:formula="of:=[.C39]/[.E39]" office:value-type="float" office:value="0.00000000353235966345811" calcext:value-type="float">
            <text:p>3.53235966345811E-09</text:p>
          </table:table-cell>
          <table:table-cell office:value-type="float" office:value="0.002876" calcext:value-type="float">
            <text:p>0.002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25895237" calcext:value-type="float">
            <text:p>-8.525895237</text:p>
          </table:table-cell>
          <table:table-cell office:value-type="float" office:value="0.00284" calcext:value-type="float">
            <text:p>0.00284</text:p>
          </table:table-cell>
          <table:table-cell table:formula="of:=2^[.A40]" office:value-type="float" office:value="128" calcext:value-type="float">
            <text:p>128</text:p>
          </table:table-cell>
          <table:table-cell table:formula="of:=[.D40]^2.805" office:value-type="float" office:value="814186.627073091" calcext:value-type="float">
            <text:p>814186.627073091</text:p>
          </table:table-cell>
          <table:table-cell table:formula="of:=[.C40]/[.E40]" office:value-type="float" office:value="0.00000000348814375668326" calcext:value-type="float">
            <text:p>3.48814375668326E-09</text:p>
          </table:table-cell>
          <table:table-cell office:value-type="float" office:value="0.00284" calcext:value-type="float">
            <text:p>0.00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636078597" calcext:value-type="float">
            <text:p>-8.5636078597</text:p>
          </table:table-cell>
          <table:table-cell office:value-type="float" office:value="0.0029" calcext:value-type="float">
            <text:p>0.0029</text:p>
          </table:table-cell>
          <table:table-cell table:formula="of:=2^[.A41]" office:value-type="float" office:value="128" calcext:value-type="float">
            <text:p>128</text:p>
          </table:table-cell>
          <table:table-cell table:formula="of:=[.D41]^2.805" office:value-type="float" office:value="814186.627073091" calcext:value-type="float">
            <text:p>814186.627073091</text:p>
          </table:table-cell>
          <table:table-cell table:formula="of:=[.C41]/[.E41]" office:value-type="float" office:value="0.00000000356183693464135" calcext:value-type="float">
            <text:p>3.56183693464135E-09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205873023" calcext:value-type="float">
            <text:p>-8.5205873023</text:p>
          </table:table-cell>
          <table:table-cell office:value-type="float" office:value="0.003333" calcext:value-type="float">
            <text:p>0.003333</text:p>
          </table:table-cell>
          <table:table-cell table:formula="of:=2^[.A42]" office:value-type="float" office:value="128" calcext:value-type="float">
            <text:p>128</text:p>
          </table:table-cell>
          <table:table-cell table:formula="of:=[.D42]^2.805" office:value-type="float" office:value="814186.627073091" calcext:value-type="float">
            <text:p>814186.627073091</text:p>
          </table:table-cell>
          <table:table-cell table:formula="of:=[.C42]/[.E42]" office:value-type="float" office:value="0.00000000409365603557229" calcext:value-type="float">
            <text:p>4.09365603557229E-09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532737134" calcext:value-type="float">
            <text:p>-8.5532737134</text:p>
          </table:table-cell>
          <table:table-cell office:value-type="float" office:value="0.00274" calcext:value-type="float">
            <text:p>0.00274</text:p>
          </table:table-cell>
          <table:table-cell table:formula="of:=2^[.A43]" office:value-type="float" office:value="128" calcext:value-type="float">
            <text:p>128</text:p>
          </table:table-cell>
          <table:table-cell table:formula="of:=[.D43]^2.805" office:value-type="float" office:value="814186.627073091" calcext:value-type="float">
            <text:p>814186.627073091</text:p>
          </table:table-cell>
          <table:table-cell table:formula="of:=[.C43]/[.E43]" office:value-type="float" office:value="0.00000000336532179341976" calcext:value-type="float">
            <text:p>3.36532179341976E-09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021618278" calcext:value-type="float">
            <text:p>-8.5021618278</text:p>
          </table:table-cell>
          <table:table-cell office:value-type="float" office:value="0.003232" calcext:value-type="float">
            <text:p>0.003232</text:p>
          </table:table-cell>
          <table:table-cell table:formula="of:=2^[.A44]" office:value-type="float" office:value="128" calcext:value-type="float">
            <text:p>128</text:p>
          </table:table-cell>
          <table:table-cell table:formula="of:=[.D44]^2.805" office:value-type="float" office:value="814186.627073091" calcext:value-type="float">
            <text:p>814186.627073091</text:p>
          </table:table-cell>
          <table:table-cell table:formula="of:=[.C44]/[.E44]" office:value-type="float" office:value="0.00000000396960585267616" calcext:value-type="float">
            <text:p>0.000000004</text:p>
          </table:table-cell>
          <table:table-cell office:value-type="float" office:value="0.003232" calcext:value-type="float">
            <text:p>0.0032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344287631" calcext:value-type="float">
            <text:p>-8.5344287631</text:p>
          </table:table-cell>
          <table:table-cell office:value-type="float" office:value="0.002856" calcext:value-type="float">
            <text:p>0.002856</text:p>
          </table:table-cell>
          <table:table-cell table:formula="of:=2^[.A45]" office:value-type="float" office:value="128" calcext:value-type="float">
            <text:p>128</text:p>
          </table:table-cell>
          <table:table-cell table:formula="of:=[.D45]^2.805" office:value-type="float" office:value="814186.627073091" calcext:value-type="float">
            <text:p>814186.627073091</text:p>
          </table:table-cell>
          <table:table-cell table:formula="of:=[.C45]/[.E45]" office:value-type="float" office:value="0.00000000350779527080541" calcext:value-type="float">
            <text:p>3.50779527080541E-09</text:p>
          </table:table-cell>
          <table:table-cell office:value-type="float" office:value="0.002856" calcext:value-type="float">
            <text:p>0.002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2850098592" calcext:value-type="float">
            <text:p>-8.2850098592</text:p>
          </table:table-cell>
          <table:table-cell office:value-type="float" office:value="0.002741" calcext:value-type="float">
            <text:p>0.002741</text:p>
          </table:table-cell>
          <table:table-cell table:formula="of:=2^[.A46]" office:value-type="float" office:value="128" calcext:value-type="float">
            <text:p>128</text:p>
          </table:table-cell>
          <table:table-cell table:formula="of:=[.D46]^2.805" office:value-type="float" office:value="814186.627073091" calcext:value-type="float">
            <text:p>814186.627073091</text:p>
          </table:table-cell>
          <table:table-cell table:formula="of:=[.C46]/[.E46]" office:value-type="float" office:value="0.0000000033665500130524" calcext:value-type="float">
            <text:p>3.3665500130524E-09</text:p>
          </table:table-cell>
          <table:table-cell office:value-type="float" office:value="0.002741" calcext:value-type="float">
            <text:p>0.002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3508389177" calcext:value-type="float">
            <text:p>-8.3508389177</text:p>
          </table:table-cell>
          <table:table-cell office:value-type="float" office:value="0.00295" calcext:value-type="float">
            <text:p>0.00295</text:p>
          </table:table-cell>
          <table:table-cell table:formula="of:=2^[.A47]" office:value-type="float" office:value="128" calcext:value-type="float">
            <text:p>128</text:p>
          </table:table-cell>
          <table:table-cell table:formula="of:=[.D47]^2.805" office:value-type="float" office:value="814186.627073091" calcext:value-type="float">
            <text:p>814186.627073091</text:p>
          </table:table-cell>
          <table:table-cell table:formula="of:=[.C47]/[.E47]" office:value-type="float" office:value="0.0000000036232479162731" calcext:value-type="float">
            <text:p>3.6232479162731E-09</text:p>
          </table:table-cell>
          <table:table-cell office:value-type="float" office:value="0.00295" calcext:value-type="float">
            <text:p>0.00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505664598" calcext:value-type="float">
            <text:p>-8.5505664598</text:p>
          </table:table-cell>
          <table:table-cell office:value-type="float" office:value="0.003006" calcext:value-type="float">
            <text:p>0.003006</text:p>
          </table:table-cell>
          <table:table-cell table:formula="of:=2^[.A48]" office:value-type="float" office:value="128" calcext:value-type="float">
            <text:p>128</text:p>
          </table:table-cell>
          <table:table-cell table:formula="of:=[.D48]^2.805" office:value-type="float" office:value="814186.627073091" calcext:value-type="float">
            <text:p>814186.627073091</text:p>
          </table:table-cell>
          <table:table-cell table:formula="of:=[.C48]/[.E48]" office:value-type="float" office:value="0.00000000369202821570066" calcext:value-type="float">
            <text:p>3.69202821570066E-09</text:p>
          </table:table-cell>
          <table:table-cell office:value-type="float" office:value="0.003006" calcext:value-type="float">
            <text:p>0.003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712701427" calcext:value-type="float">
            <text:p>-8.5712701427</text:p>
          </table:table-cell>
          <table:table-cell office:value-type="float" office:value="0.00298" calcext:value-type="float">
            <text:p>0.00298</text:p>
          </table:table-cell>
          <table:table-cell table:formula="of:=2^[.A49]" office:value-type="float" office:value="128" calcext:value-type="float">
            <text:p>128</text:p>
          </table:table-cell>
          <table:table-cell table:formula="of:=[.D49]^2.805" office:value-type="float" office:value="814186.627073091" calcext:value-type="float">
            <text:p>814186.627073091</text:p>
          </table:table-cell>
          <table:table-cell table:formula="of:=[.C49]/[.E49]" office:value-type="float" office:value="0.00000000366009450525215" calcext:value-type="float">
            <text:p>3.66009450525215E-09</text:p>
          </table:table-cell>
          <table:table-cell office:value-type="float" office:value="0.00298" calcext:value-type="float">
            <text:p>0.00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5723680842" calcext:value-type="float">
            <text:p>-8.5723680842</text:p>
          </table:table-cell>
          <table:table-cell office:value-type="float" office:value="0.00359" calcext:value-type="float">
            <text:p>0.00359</text:p>
          </table:table-cell>
          <table:table-cell table:formula="of:=2^[.A50]" office:value-type="float" office:value="128" calcext:value-type="float">
            <text:p>128</text:p>
          </table:table-cell>
          <table:table-cell table:formula="of:=[.D50]^2.805" office:value-type="float" office:value="814186.627073091" calcext:value-type="float">
            <text:p>814186.627073091</text:p>
          </table:table-cell>
          <table:table-cell table:formula="of:=[.C50]/[.E50]" office:value-type="float" office:value="0.00000000440930848115947" calcext:value-type="float">
            <text:p>4.40930848115947E-09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374504391" calcext:value-type="float">
            <text:p>-5.6374504391</text:p>
          </table:table-cell>
          <table:table-cell office:value-type="float" office:value="0.019118" calcext:value-type="float">
            <text:p>0.019118</text:p>
          </table:table-cell>
          <table:table-cell table:formula="of:=2^[.A51]" office:value-type="float" office:value="256" calcext:value-type="float">
            <text:p>256</text:p>
          </table:table-cell>
          <table:table-cell table:formula="of:=[.D51]^2.805" office:value-type="float" office:value="5690010.95703109" calcext:value-type="float">
            <text:p>5690010.95703109</text:p>
          </table:table-cell>
          <table:table-cell table:formula="of:=[.C51]/[.E51]" office:value-type="float" office:value="0.00000000335992323114529" calcext:value-type="float">
            <text:p>3.35992323114529E-09</text:p>
          </table:table-cell>
          <table:table-cell office:value-type="float" office:value="0.019118" calcext:value-type="float">
            <text:p>0.019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854217947" calcext:value-type="float">
            <text:p>-5.6854217947</text:p>
          </table:table-cell>
          <table:table-cell office:value-type="float" office:value="0.021339" calcext:value-type="float">
            <text:p>0.021339</text:p>
          </table:table-cell>
          <table:table-cell table:formula="of:=2^[.A52]" office:value-type="float" office:value="256" calcext:value-type="float">
            <text:p>256</text:p>
          </table:table-cell>
          <table:table-cell table:formula="of:=[.D52]^2.805" office:value-type="float" office:value="5690010.95703109" calcext:value-type="float">
            <text:p>5690010.95703109</text:p>
          </table:table-cell>
          <table:table-cell table:formula="of:=[.C52]/[.E52]" office:value-type="float" office:value="0.00000000375025639865098" calcext:value-type="float">
            <text:p>3.75025639865098E-09</text:p>
          </table:table-cell>
          <table:table-cell office:value-type="float" office:value="0.021339" calcext:value-type="float">
            <text:p>0.021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739597425" calcext:value-type="float">
            <text:p>-5.6739597425</text:p>
          </table:table-cell>
          <table:table-cell office:value-type="float" office:value="0.019275" calcext:value-type="float">
            <text:p>0.019275</text:p>
          </table:table-cell>
          <table:table-cell table:formula="of:=2^[.A53]" office:value-type="float" office:value="256" calcext:value-type="float">
            <text:p>256</text:p>
          </table:table-cell>
          <table:table-cell table:formula="of:=[.D53]^2.805" office:value-type="float" office:value="5690010.95703109" calcext:value-type="float">
            <text:p>5690010.95703109</text:p>
          </table:table-cell>
          <table:table-cell table:formula="of:=[.C53]/[.E53]" office:value-type="float" office:value="0.00000000338751544514727" calcext:value-type="float">
            <text:p>3.38751544514727E-09</text:p>
          </table:table-cell>
          <table:table-cell office:value-type="float" office:value="0.019275" calcext:value-type="float">
            <text:p>0.019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220922155" calcext:value-type="float">
            <text:p>-5.6220922155</text:p>
          </table:table-cell>
          <table:table-cell office:value-type="float" office:value="0.021672" calcext:value-type="float">
            <text:p>0.021672</text:p>
          </table:table-cell>
          <table:table-cell table:formula="of:=2^[.A54]" office:value-type="float" office:value="256" calcext:value-type="float">
            <text:p>256</text:p>
          </table:table-cell>
          <table:table-cell table:formula="of:=[.D54]^2.805" office:value-type="float" office:value="5690010.95703109" calcext:value-type="float">
            <text:p>5690010.95703109</text:p>
          </table:table-cell>
          <table:table-cell table:formula="of:=[.C54]/[.E54]" office:value-type="float" office:value="0.00000000380878001178893" calcext:value-type="float">
            <text:p>3.80878001178893E-09</text:p>
          </table:table-cell>
          <table:table-cell office:value-type="float" office:value="0.021672" calcext:value-type="float">
            <text:p>0.021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4631990822" calcext:value-type="float">
            <text:p>-5.4631990822</text:p>
          </table:table-cell>
          <table:table-cell office:value-type="float" office:value="0.019453" calcext:value-type="float">
            <text:p>0.019453</text:p>
          </table:table-cell>
          <table:table-cell table:formula="of:=2^[.A55]" office:value-type="float" office:value="256" calcext:value-type="float">
            <text:p>256</text:p>
          </table:table-cell>
          <table:table-cell table:formula="of:=[.D55]^2.805" office:value-type="float" office:value="5690010.95703109" calcext:value-type="float">
            <text:p>5690010.95703109</text:p>
          </table:table-cell>
          <table:table-cell table:formula="of:=[.C55]/[.E55]" office:value-type="float" office:value="0.00000000341879833745524" calcext:value-type="float">
            <text:p>3.41879833745524E-09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846053499" calcext:value-type="float">
            <text:p>-5.6846053499</text:p>
          </table:table-cell>
          <table:table-cell office:value-type="float" office:value="0.020668" calcext:value-type="float">
            <text:p>0.020668</text:p>
          </table:table-cell>
          <table:table-cell table:formula="of:=2^[.A56]" office:value-type="float" office:value="256" calcext:value-type="float">
            <text:p>256</text:p>
          </table:table-cell>
          <table:table-cell table:formula="of:=[.D56]^2.805" office:value-type="float" office:value="5690010.95703109" calcext:value-type="float">
            <text:p>5690010.95703109</text:p>
          </table:table-cell>
          <table:table-cell table:formula="of:=[.C56]/[.E56]" office:value-type="float" office:value="0.00000000363233043944507" calcext:value-type="float">
            <text:p>3.63233043944507E-09</text:p>
          </table:table-cell>
          <table:table-cell office:value-type="float" office:value="0.020668" calcext:value-type="float">
            <text:p>0.020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5669551022" calcext:value-type="float">
            <text:p>-5.5669551022</text:p>
          </table:table-cell>
          <table:table-cell office:value-type="float" office:value="0.020244" calcext:value-type="float">
            <text:p>0.020244</text:p>
          </table:table-cell>
          <table:table-cell table:formula="of:=2^[.A57]" office:value-type="float" office:value="256" calcext:value-type="float">
            <text:p>256</text:p>
          </table:table-cell>
          <table:table-cell table:formula="of:=[.D57]^2.805" office:value-type="float" office:value="5690010.95703109" calcext:value-type="float">
            <text:p>5690010.95703109</text:p>
          </table:table-cell>
          <table:table-cell table:formula="of:=[.C57]/[.E57]" office:value-type="float" office:value="0.00000000355781388698113" calcext:value-type="float">
            <text:p>3.55781388698113E-09</text:p>
          </table:table-cell>
          <table:table-cell office:value-type="float" office:value="0.020244" calcext:value-type="float">
            <text:p>0.020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788292302" calcext:value-type="float">
            <text:p>-5.6788292302</text:p>
          </table:table-cell>
          <table:table-cell office:value-type="float" office:value="0.021256" calcext:value-type="float">
            <text:p>0.021256</text:p>
          </table:table-cell>
          <table:table-cell table:formula="of:=2^[.A58]" office:value-type="float" office:value="256" calcext:value-type="float">
            <text:p>256</text:p>
          </table:table-cell>
          <table:table-cell table:formula="of:=[.D58]^2.805" office:value-type="float" office:value="5690010.95703109" calcext:value-type="float">
            <text:p>5690010.95703109</text:p>
          </table:table-cell>
          <table:table-cell table:formula="of:=[.C58]/[.E58]" office:value-type="float" office:value="0.00000000373566943201299" calcext:value-type="float">
            <text:p>3.73566943201299E-09</text:p>
          </table:table-cell>
          <table:table-cell office:value-type="float" office:value="0.021256" calcext:value-type="float">
            <text:p>0.021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986979943" calcext:value-type="float">
            <text:p>-5.6986979943</text:p>
          </table:table-cell>
          <table:table-cell office:value-type="float" office:value="0.020558" calcext:value-type="float">
            <text:p>0.020558</text:p>
          </table:table-cell>
          <table:table-cell table:formula="of:=2^[.A59]" office:value-type="float" office:value="256" calcext:value-type="float">
            <text:p>256</text:p>
          </table:table-cell>
          <table:table-cell table:formula="of:=[.D59]^2.805" office:value-type="float" office:value="5690010.95703109" calcext:value-type="float">
            <text:p>5690010.95703109</text:p>
          </table:table-cell>
          <table:table-cell table:formula="of:=[.C59]/[.E59]" office:value-type="float" office:value="0.00000000361299831498509" calcext:value-type="float">
            <text:p>3.61299831498509E-09</text:p>
          </table:table-cell>
          <table:table-cell office:value-type="float" office:value="0.020558" calcext:value-type="float">
            <text:p>0.020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5457183" calcext:value-type="float">
            <text:p>-5.65457183</text:p>
          </table:table-cell>
          <table:table-cell office:value-type="float" office:value="0.020075" calcext:value-type="float">
            <text:p>0.020075</text:p>
          </table:table-cell>
          <table:table-cell table:formula="of:=2^[.A60]" office:value-type="float" office:value="256" calcext:value-type="float">
            <text:p>256</text:p>
          </table:table-cell>
          <table:table-cell table:formula="of:=[.D60]^2.805" office:value-type="float" office:value="5690010.95703109" calcext:value-type="float">
            <text:p>5690010.95703109</text:p>
          </table:table-cell>
          <table:table-cell table:formula="of:=[.C60]/[.E60]" office:value-type="float" office:value="0.00000000352811271394716" calcext:value-type="float">
            <text:p>3.52811271394716E-09</text:p>
          </table:table-cell>
          <table:table-cell office:value-type="float" office:value="0.020075" calcext:value-type="float">
            <text:p>0.020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040159252" calcext:value-type="float">
            <text:p>-5.6040159252</text:p>
          </table:table-cell>
          <table:table-cell office:value-type="float" office:value="0.020036" calcext:value-type="float">
            <text:p>0.020036</text:p>
          </table:table-cell>
          <table:table-cell table:formula="of:=2^[.A61]" office:value-type="float" office:value="256" calcext:value-type="float">
            <text:p>256</text:p>
          </table:table-cell>
          <table:table-cell table:formula="of:=[.D61]^2.805" office:value-type="float" office:value="5690010.95703109" calcext:value-type="float">
            <text:p>5690010.95703109</text:p>
          </table:table-cell>
          <table:table-cell table:formula="of:=[.C61]/[.E61]" office:value-type="float" office:value="0.00000000352125859709316" calcext:value-type="float">
            <text:p>3.52125859709316E-09</text:p>
          </table:table-cell>
          <table:table-cell office:value-type="float" office:value="0.020036" calcext:value-type="float">
            <text:p>0.020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4990919153" calcext:value-type="float">
            <text:p>-5.4990919153</text:p>
          </table:table-cell>
          <table:table-cell office:value-type="float" office:value="0.019095" calcext:value-type="float">
            <text:p>0.019095</text:p>
          </table:table-cell>
          <table:table-cell table:formula="of:=2^[.A62]" office:value-type="float" office:value="256" calcext:value-type="float">
            <text:p>256</text:p>
          </table:table-cell>
          <table:table-cell table:formula="of:=[.D62]^2.805" office:value-type="float" office:value="5690010.95703109" calcext:value-type="float">
            <text:p>5690010.95703109</text:p>
          </table:table-cell>
          <table:table-cell table:formula="of:=[.C62]/[.E62]" office:value-type="float" office:value="0.0000000033558810596673" calcext:value-type="float">
            <text:p>3.3558810596673E-09</text:p>
          </table:table-cell>
          <table:table-cell office:value-type="float" office:value="0.019095" calcext:value-type="float">
            <text:p>0.019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762448793" calcext:value-type="float">
            <text:p>-5.6762448793</text:p>
          </table:table-cell>
          <table:table-cell office:value-type="float" office:value="0.020029" calcext:value-type="float">
            <text:p>0.020029</text:p>
          </table:table-cell>
          <table:table-cell table:formula="of:=2^[.A63]" office:value-type="float" office:value="256" calcext:value-type="float">
            <text:p>256</text:p>
          </table:table-cell>
          <table:table-cell table:formula="of:=[.D63]^2.805" office:value-type="float" office:value="5690010.95703109" calcext:value-type="float">
            <text:p>5690010.95703109</text:p>
          </table:table-cell>
          <table:table-cell table:formula="of:=[.C63]/[.E63]" office:value-type="float" office:value="0.00000000352002837099116" calcext:value-type="float">
            <text:p>3.52002837099116E-09</text:p>
          </table:table-cell>
          <table:table-cell office:value-type="float" office:value="0.020029" calcext:value-type="float">
            <text:p>0.020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126021643" calcext:value-type="float">
            <text:p>-5.6126021643</text:p>
          </table:table-cell>
          <table:table-cell office:value-type="float" office:value="0.019779" calcext:value-type="float">
            <text:p>0.019779</text:p>
          </table:table-cell>
          <table:table-cell table:formula="of:=2^[.A64]" office:value-type="float" office:value="256" calcext:value-type="float">
            <text:p>256</text:p>
          </table:table-cell>
          <table:table-cell table:formula="of:=[.D64]^2.805" office:value-type="float" office:value="5690010.95703109" calcext:value-type="float">
            <text:p>5690010.95703109</text:p>
          </table:table-cell>
          <table:table-cell table:formula="of:=[.C64]/[.E64]" office:value-type="float" office:value="0.0000000034760917244912" calcext:value-type="float">
            <text:p>3.4760917244912E-09</text:p>
          </table:table-cell>
          <table:table-cell office:value-type="float" office:value="0.019779" calcext:value-type="float">
            <text:p>0.0197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4006136442" calcext:value-type="float">
            <text:p>-5.4006136442</text:p>
          </table:table-cell>
          <table:table-cell office:value-type="float" office:value="0.020151" calcext:value-type="float">
            <text:p>0.020151</text:p>
          </table:table-cell>
          <table:table-cell table:formula="of:=2^[.A65]" office:value-type="float" office:value="256" calcext:value-type="float">
            <text:p>256</text:p>
          </table:table-cell>
          <table:table-cell table:formula="of:=[.D65]^2.805" office:value-type="float" office:value="5690010.95703109" calcext:value-type="float">
            <text:p>5690010.95703109</text:p>
          </table:table-cell>
          <table:table-cell table:formula="of:=[.C65]/[.E65]" office:value-type="float" office:value="0.00000000354146945448315" calcext:value-type="float">
            <text:p>3.54146945448315E-09</text:p>
          </table:table-cell>
          <table:table-cell office:value-type="float" office:value="0.020151" calcext:value-type="float">
            <text:p>0.020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4182110692" calcext:value-type="float">
            <text:p>-5.4182110692</text:p>
          </table:table-cell>
          <table:table-cell office:value-type="float" office:value="0.020355" calcext:value-type="float">
            <text:p>0.020355</text:p>
          </table:table-cell>
          <table:table-cell table:formula="of:=2^[.A66]" office:value-type="float" office:value="256" calcext:value-type="float">
            <text:p>256</text:p>
          </table:table-cell>
          <table:table-cell table:formula="of:=[.D66]^2.805" office:value-type="float" office:value="5690010.95703109" calcext:value-type="float">
            <text:p>5690010.95703109</text:p>
          </table:table-cell>
          <table:table-cell table:formula="of:=[.C66]/[.E66]" office:value-type="float" office:value="0.00000000357732175802712" calcext:value-type="float">
            <text:p>3.57732175802712E-09</text:p>
          </table:table-cell>
          <table:table-cell office:value-type="float" office:value="0.020355" calcext:value-type="float">
            <text:p>0.020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5785596226" calcext:value-type="float">
            <text:p>-5.5785596226</text:p>
          </table:table-cell>
          <table:table-cell office:value-type="float" office:value="0.023373" calcext:value-type="float">
            <text:p>0.023373</text:p>
          </table:table-cell>
          <table:table-cell table:formula="of:=2^[.A67]" office:value-type="float" office:value="256" calcext:value-type="float">
            <text:p>256</text:p>
          </table:table-cell>
          <table:table-cell table:formula="of:=[.D67]^2.805" office:value-type="float" office:value="5690010.95703109" calcext:value-type="float">
            <text:p>5690010.95703109</text:p>
          </table:table-cell>
          <table:table-cell table:formula="of:=[.C67]/[.E67]" office:value-type="float" office:value="0.00000000410772495457469" calcext:value-type="float">
            <text:p>4.10772495457469E-09</text:p>
          </table:table-cell>
          <table:table-cell office:value-type="float" office:value="0.023373" calcext:value-type="float">
            <text:p>0.023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5354990117" calcext:value-type="float">
            <text:p>-5.5354990117</text:p>
          </table:table-cell>
          <table:table-cell office:value-type="float" office:value="0.020184" calcext:value-type="float">
            <text:p>0.020184</text:p>
          </table:table-cell>
          <table:table-cell table:formula="of:=2^[.A68]" office:value-type="float" office:value="256" calcext:value-type="float">
            <text:p>256</text:p>
          </table:table-cell>
          <table:table-cell table:formula="of:=[.D68]^2.805" office:value-type="float" office:value="5690010.95703109" calcext:value-type="float">
            <text:p>5690010.95703109</text:p>
          </table:table-cell>
          <table:table-cell table:formula="of:=[.C68]/[.E68]" office:value-type="float" office:value="0.00000000354726909182114" calcext:value-type="float">
            <text:p>3.54726909182114E-09</text:p>
          </table:table-cell>
          <table:table-cell office:value-type="float" office:value="0.020184" calcext:value-type="float">
            <text:p>0.020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5382451532" calcext:value-type="float">
            <text:p>-5.5382451532</text:p>
          </table:table-cell>
          <table:table-cell office:value-type="float" office:value="0.019046" calcext:value-type="float">
            <text:p>0.019046</text:p>
          </table:table-cell>
          <table:table-cell table:formula="of:=2^[.A69]" office:value-type="float" office:value="256" calcext:value-type="float">
            <text:p>256</text:p>
          </table:table-cell>
          <table:table-cell table:formula="of:=[.D69]^2.805" office:value-type="float" office:value="5690010.95703109" calcext:value-type="float">
            <text:p>5690010.95703109</text:p>
          </table:table-cell>
          <table:table-cell table:formula="of:=[.C69]/[.E69]" office:value-type="float" office:value="0.0000000033472694769533" calcext:value-type="float">
            <text:p>3.3472694769533E-09</text:p>
          </table:table-cell>
          <table:table-cell office:value-type="float" office:value="0.019046" calcext:value-type="float">
            <text:p>0.019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363018536" calcext:value-type="float">
            <text:p>-5.6363018536</text:p>
          </table:table-cell>
          <table:table-cell office:value-type="float" office:value="0.019938" calcext:value-type="float">
            <text:p>0.019938</text:p>
          </table:table-cell>
          <table:table-cell table:formula="of:=2^[.A70]" office:value-type="float" office:value="256" calcext:value-type="float">
            <text:p>256</text:p>
          </table:table-cell>
          <table:table-cell table:formula="of:=[.D70]^2.805" office:value-type="float" office:value="5690010.95703109" calcext:value-type="float">
            <text:p>5690010.95703109</text:p>
          </table:table-cell>
          <table:table-cell table:formula="of:=[.C70]/[.E70]" office:value-type="float" office:value="0.00000000350403543166518" calcext:value-type="float">
            <text:p>3.50403543166518E-09</text:p>
          </table:table-cell>
          <table:table-cell office:value-type="float" office:value="0.019938" calcext:value-type="float">
            <text:p>0.019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058414996" calcext:value-type="float">
            <text:p>-5.6058414996</text:p>
          </table:table-cell>
          <table:table-cell office:value-type="float" office:value="0.021296" calcext:value-type="float">
            <text:p>0.021296</text:p>
          </table:table-cell>
          <table:table-cell table:formula="of:=2^[.A71]" office:value-type="float" office:value="256" calcext:value-type="float">
            <text:p>256</text:p>
          </table:table-cell>
          <table:table-cell table:formula="of:=[.D71]^2.805" office:value-type="float" office:value="5690010.95703109" calcext:value-type="float">
            <text:p>5690010.95703109</text:p>
          </table:table-cell>
          <table:table-cell table:formula="of:=[.C71]/[.E71]" office:value-type="float" office:value="0.00000000374269929545298" calcext:value-type="float">
            <text:p>3.74269929545298E-09</text:p>
          </table:table-cell>
          <table:table-cell office:value-type="float" office:value="0.021296" calcext:value-type="float">
            <text:p>0.021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157114221" calcext:value-type="float">
            <text:p>-5.6157114221</text:p>
          </table:table-cell>
          <table:table-cell office:value-type="float" office:value="0.020947" calcext:value-type="float">
            <text:p>0.020947</text:p>
          </table:table-cell>
          <table:table-cell table:formula="of:=2^[.A72]" office:value-type="float" office:value="256" calcext:value-type="float">
            <text:p>256</text:p>
          </table:table-cell>
          <table:table-cell table:formula="of:=[.D72]^2.805" office:value-type="float" office:value="5690010.95703109" calcext:value-type="float">
            <text:p>5690010.95703109</text:p>
          </table:table-cell>
          <table:table-cell table:formula="of:=[.C72]/[.E72]" office:value-type="float" office:value="0.00000000368136373693903" calcext:value-type="float">
            <text:p>3.68136373693903E-09</text:p>
          </table:table-cell>
          <table:table-cell office:value-type="float" office:value="0.020947" calcext:value-type="float">
            <text:p>0.020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269320455" calcext:value-type="float">
            <text:p>-5.6269320455</text:p>
          </table:table-cell>
          <table:table-cell office:value-type="float" office:value="0.019798" calcext:value-type="float">
            <text:p>0.019798</text:p>
          </table:table-cell>
          <table:table-cell table:formula="of:=2^[.A73]" office:value-type="float" office:value="256" calcext:value-type="float">
            <text:p>256</text:p>
          </table:table-cell>
          <table:table-cell table:formula="of:=[.D73]^2.805" office:value-type="float" office:value="5690010.95703109" calcext:value-type="float">
            <text:p>5690010.95703109</text:p>
          </table:table-cell>
          <table:table-cell table:formula="of:=[.C73]/[.E73]" office:value-type="float" office:value="0.0000000034794309096252" calcext:value-type="float">
            <text:p>3.4794309096252E-09</text:p>
          </table:table-cell>
          <table:table-cell office:value-type="float" office:value="0.019798" calcext:value-type="float">
            <text:p>0.019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6080915362" calcext:value-type="float">
            <text:p>-5.6080915362</text:p>
          </table:table-cell>
          <table:table-cell office:value-type="float" office:value="0.022679" calcext:value-type="float">
            <text:p>0.022679</text:p>
          </table:table-cell>
          <table:table-cell table:formula="of:=2^[.A74]" office:value-type="float" office:value="256" calcext:value-type="float">
            <text:p>256</text:p>
          </table:table-cell>
          <table:table-cell table:formula="of:=[.D74]^2.805" office:value-type="float" office:value="5690010.95703109" calcext:value-type="float">
            <text:p>5690010.95703109</text:p>
          </table:table-cell>
          <table:table-cell table:formula="of:=[.C74]/[.E74]" office:value-type="float" office:value="0.00000000398575682389079" calcext:value-type="float">
            <text:p>0.000000004</text:p>
          </table:table-cell>
          <table:table-cell office:value-type="float" office:value="0.022679" calcext:value-type="float">
            <text:p>0.022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5858168291" calcext:value-type="float">
            <text:p>-5.5858168291</text:p>
          </table:table-cell>
          <table:table-cell office:value-type="float" office:value="0.021271" calcext:value-type="float">
            <text:p>0.021271</text:p>
          </table:table-cell>
          <table:table-cell table:formula="of:=2^[.A75]" office:value-type="float" office:value="256" calcext:value-type="float">
            <text:p>256</text:p>
          </table:table-cell>
          <table:table-cell table:formula="of:=[.D75]^2.805" office:value-type="float" office:value="5690010.95703109" calcext:value-type="float">
            <text:p>5690010.95703109</text:p>
          </table:table-cell>
          <table:table-cell table:formula="of:=[.C75]/[.E75]" office:value-type="float" office:value="0.00000000373830563080299" calcext:value-type="float">
            <text:p>3.73830563080299E-09</text:p>
          </table:table-cell>
          <table:table-cell office:value-type="float" office:value="0.021271" calcext:value-type="float">
            <text:p>0.021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07114616" calcext:value-type="float">
            <text:p>-2.707114616</text:p>
          </table:table-cell>
          <table:table-cell office:value-type="float" office:value="0.139755" calcext:value-type="float">
            <text:p>0.139755</text:p>
          </table:table-cell>
          <table:table-cell table:formula="of:=2^[.A76]" office:value-type="float" office:value="512" calcext:value-type="float">
            <text:p>512</text:p>
          </table:table-cell>
          <table:table-cell table:formula="of:=[.D76]^2.805" office:value-type="float" office:value="39765114.7962509" calcext:value-type="float">
            <text:p>39765114.7962509</text:p>
          </table:table-cell>
          <table:table-cell table:formula="of:=[.C76]/[.E76]" office:value-type="float" office:value="0.00000000351451267564745" calcext:value-type="float">
            <text:p>3.51451267564745E-09</text:p>
          </table:table-cell>
          <table:table-cell office:value-type="float" office:value="0.139755" calcext:value-type="float">
            <text:p>0.1397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506157538" calcext:value-type="float">
            <text:p>-2.8506157538</text:p>
          </table:table-cell>
          <table:table-cell office:value-type="float" office:value="0.144007" calcext:value-type="float">
            <text:p>0.144007</text:p>
          </table:table-cell>
          <table:table-cell table:formula="of:=2^[.A77]" office:value-type="float" office:value="512" calcext:value-type="float">
            <text:p>512</text:p>
          </table:table-cell>
          <table:table-cell table:formula="of:=[.D77]^2.805" office:value-type="float" office:value="39765114.7962509" calcext:value-type="float">
            <text:p>39765114.7962509</text:p>
          </table:table-cell>
          <table:table-cell table:formula="of:=[.C77]/[.E77]" office:value-type="float" office:value="0.00000000362144057015465" calcext:value-type="float">
            <text:p>3.62144057015465E-09</text:p>
          </table:table-cell>
          <table:table-cell office:value-type="float" office:value="0.144007" calcext:value-type="float">
            <text:p>0.144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597396298" calcext:value-type="float">
            <text:p>-2.8597396298</text:p>
          </table:table-cell>
          <table:table-cell office:value-type="float" office:value="0.15175" calcext:value-type="float">
            <text:p>0.15175</text:p>
          </table:table-cell>
          <table:table-cell table:formula="of:=2^[.A78]" office:value-type="float" office:value="512" calcext:value-type="float">
            <text:p>512</text:p>
          </table:table-cell>
          <table:table-cell table:formula="of:=[.D78]^2.805" office:value-type="float" office:value="39765114.7962509" calcext:value-type="float">
            <text:p>39765114.7962509</text:p>
          </table:table-cell>
          <table:table-cell table:formula="of:=[.C78]/[.E78]" office:value-type="float" office:value="0.00000000381615898200065" calcext:value-type="float">
            <text:p>3.81615898200065E-09</text:p>
          </table:table-cell>
          <table:table-cell office:value-type="float" office:value="0.15175" calcext:value-type="float">
            <text:p>0.15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794144867" calcext:value-type="float">
            <text:p>-2.8794144867</text:p>
          </table:table-cell>
          <table:table-cell office:value-type="float" office:value="0.14028" calcext:value-type="float">
            <text:p>0.14028</text:p>
          </table:table-cell>
          <table:table-cell table:formula="of:=2^[.A79]" office:value-type="float" office:value="512" calcext:value-type="float">
            <text:p>512</text:p>
          </table:table-cell>
          <table:table-cell table:formula="of:=[.D79]^2.805" office:value-type="float" office:value="39765114.7962509" calcext:value-type="float">
            <text:p>39765114.7962509</text:p>
          </table:table-cell>
          <table:table-cell table:formula="of:=[.C79]/[.E79]" office:value-type="float" office:value="0.0000000035277152026033" calcext:value-type="float">
            <text:p>3.5277152026033E-09</text:p>
          </table:table-cell>
          <table:table-cell office:value-type="float" office:value="0.14028" calcext:value-type="float">
            <text:p>0.140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021346086" calcext:value-type="float">
            <text:p>-2.8021346086</text:p>
          </table:table-cell>
          <table:table-cell office:value-type="float" office:value="0.141613" calcext:value-type="float">
            <text:p>0.141613</text:p>
          </table:table-cell>
          <table:table-cell table:formula="of:=2^[.A80]" office:value-type="float" office:value="512" calcext:value-type="float">
            <text:p>512</text:p>
          </table:table-cell>
          <table:table-cell table:formula="of:=[.D80]^2.805" office:value-type="float" office:value="39765114.7962509" calcext:value-type="float">
            <text:p>39765114.7962509</text:p>
          </table:table-cell>
          <table:table-cell table:formula="of:=[.C80]/[.E80]" office:value-type="float" office:value="0.00000000356123704723597" calcext:value-type="float">
            <text:p>3.56123704723597E-09</text:p>
          </table:table-cell>
          <table:table-cell office:value-type="float" office:value="0.141613" calcext:value-type="float">
            <text:p>0.1416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489621038" calcext:value-type="float">
            <text:p>-2.8489621038</text:p>
          </table:table-cell>
          <table:table-cell office:value-type="float" office:value="0.144147" calcext:value-type="float">
            <text:p>0.144147</text:p>
          </table:table-cell>
          <table:table-cell table:formula="of:=2^[.A81]" office:value-type="float" office:value="512" calcext:value-type="float">
            <text:p>512</text:p>
          </table:table-cell>
          <table:table-cell table:formula="of:=[.D81]^2.805" office:value-type="float" office:value="39765114.7962509" calcext:value-type="float">
            <text:p>39765114.7962509</text:p>
          </table:table-cell>
          <table:table-cell table:formula="of:=[.C81]/[.E81]" office:value-type="float" office:value="0.00000000362496124400954" calcext:value-type="float">
            <text:p>3.62496124400954E-09</text:p>
          </table:table-cell>
          <table:table-cell office:value-type="float" office:value="0.144147" calcext:value-type="float">
            <text:p>0.144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707671073" calcext:value-type="float">
            <text:p>-2.8707671073</text:p>
          </table:table-cell>
          <table:table-cell office:value-type="float" office:value="0.137806" calcext:value-type="float">
            <text:p>0.137806</text:p>
          </table:table-cell>
          <table:table-cell table:formula="of:=2^[.A82]" office:value-type="float" office:value="512" calcext:value-type="float">
            <text:p>512</text:p>
          </table:table-cell>
          <table:table-cell table:formula="of:=[.D82]^2.805" office:value-type="float" office:value="39765114.7962509" calcext:value-type="float">
            <text:p>39765114.7962509</text:p>
          </table:table-cell>
          <table:table-cell table:formula="of:=[.C82]/[.E82]" office:value-type="float" office:value="0.00000000346549986605326" calcext:value-type="float">
            <text:p>3.46549986605326E-09</text:p>
          </table:table-cell>
          <table:table-cell office:value-type="float" office:value="0.137806" calcext:value-type="float">
            <text:p>0.1378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633256083" calcext:value-type="float">
            <text:p>-2.8633256083</text:p>
          </table:table-cell>
          <table:table-cell office:value-type="float" office:value="0.13964" calcext:value-type="float">
            <text:p>0.13964</text:p>
          </table:table-cell>
          <table:table-cell table:formula="of:=2^[.A83]" office:value-type="float" office:value="512" calcext:value-type="float">
            <text:p>512</text:p>
          </table:table-cell>
          <table:table-cell table:formula="of:=[.D83]^2.805" office:value-type="float" office:value="39765114.7962509" calcext:value-type="float">
            <text:p>39765114.7962509</text:p>
          </table:table-cell>
          <table:table-cell table:formula="of:=[.C83]/[.E83]" office:value-type="float" office:value="0.00000000351162069355236" calcext:value-type="float">
            <text:p>3.51162069355236E-09</text:p>
          </table:table-cell>
          <table:table-cell office:value-type="float" office:value="0.13964" calcext:value-type="float">
            <text:p>0.139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845831551" calcext:value-type="float">
            <text:p>-2.8845831551</text:p>
          </table:table-cell>
          <table:table-cell office:value-type="float" office:value="0.139638" calcext:value-type="float">
            <text:p>0.139638</text:p>
          </table:table-cell>
          <table:table-cell table:formula="of:=2^[.A84]" office:value-type="float" office:value="512" calcext:value-type="float">
            <text:p>512</text:p>
          </table:table-cell>
          <table:table-cell table:formula="of:=[.D84]^2.805" office:value-type="float" office:value="39765114.7962509" calcext:value-type="float">
            <text:p>39765114.7962509</text:p>
          </table:table-cell>
          <table:table-cell table:formula="of:=[.C84]/[.E84]" office:value-type="float" office:value="0.00000000351157039821158" calcext:value-type="float">
            <text:p>3.51157039821158E-09</text:p>
          </table:table-cell>
          <table:table-cell office:value-type="float" office:value="0.139638" calcext:value-type="float">
            <text:p>0.139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649117322" calcext:value-type="float">
            <text:p>-2.8649117322</text:p>
          </table:table-cell>
          <table:table-cell office:value-type="float" office:value="0.139235" calcext:value-type="float">
            <text:p>0.139235</text:p>
          </table:table-cell>
          <table:table-cell table:formula="of:=2^[.A85]" office:value-type="float" office:value="512" calcext:value-type="float">
            <text:p>512</text:p>
          </table:table-cell>
          <table:table-cell table:formula="of:=[.D85]^2.805" office:value-type="float" office:value="39765114.7962509" calcext:value-type="float">
            <text:p>39765114.7962509</text:p>
          </table:table-cell>
          <table:table-cell table:formula="of:=[.C85]/[.E85]" office:value-type="float" office:value="0.00000000350143588704356" calcext:value-type="float">
            <text:p>3.50143588704356E-09</text:p>
          </table:table-cell>
          <table:table-cell office:value-type="float" office:value="0.139235" calcext:value-type="float">
            <text:p>0.139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4564368089" calcext:value-type="float">
            <text:p>-2.4564368089</text:p>
          </table:table-cell>
          <table:table-cell office:value-type="float" office:value="0.138654" calcext:value-type="float">
            <text:p>0.138654</text:p>
          </table:table-cell>
          <table:table-cell table:formula="of:=2^[.A86]" office:value-type="float" office:value="512" calcext:value-type="float">
            <text:p>512</text:p>
          </table:table-cell>
          <table:table-cell table:formula="of:=[.D86]^2.805" office:value-type="float" office:value="39765114.7962509" calcext:value-type="float">
            <text:p>39765114.7962509</text:p>
          </table:table-cell>
          <table:table-cell table:formula="of:=[.C86]/[.E86]" office:value-type="float" office:value="0.00000000348682509054575" calcext:value-type="float">
            <text:p>3.48682509054575E-09</text:p>
          </table:table-cell>
          <table:table-cell office:value-type="float" office:value="0.138654" calcext:value-type="float">
            <text:p>0.138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5680583188" calcext:value-type="float">
            <text:p>-2.5680583188</text:p>
          </table:table-cell>
          <table:table-cell office:value-type="float" office:value="0.140268" calcext:value-type="float">
            <text:p>0.140268</text:p>
          </table:table-cell>
          <table:table-cell table:formula="of:=2^[.A87]" office:value-type="float" office:value="512" calcext:value-type="float">
            <text:p>512</text:p>
          </table:table-cell>
          <table:table-cell table:formula="of:=[.D87]^2.805" office:value-type="float" office:value="39765114.7962509" calcext:value-type="float">
            <text:p>39765114.7962509</text:p>
          </table:table-cell>
          <table:table-cell table:formula="of:=[.C87]/[.E87]" office:value-type="float" office:value="0.0000000035274134305586" calcext:value-type="float">
            <text:p>3.5274134305586E-09</text:p>
          </table:table-cell>
          <table:table-cell office:value-type="float" office:value="0.140268" calcext:value-type="float">
            <text:p>0.140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757127101" calcext:value-type="float">
            <text:p>-2.7757127101</text:p>
          </table:table-cell>
          <table:table-cell office:value-type="float" office:value="0.140713" calcext:value-type="float">
            <text:p>0.140713</text:p>
          </table:table-cell>
          <table:table-cell table:formula="of:=2^[.A88]" office:value-type="float" office:value="512" calcext:value-type="float">
            <text:p>512</text:p>
          </table:table-cell>
          <table:table-cell table:formula="of:=[.D88]^2.805" office:value-type="float" office:value="39765114.7962509" calcext:value-type="float">
            <text:p>39765114.7962509</text:p>
          </table:table-cell>
          <table:table-cell table:formula="of:=[.C88]/[.E88]" office:value-type="float" office:value="0.00000000353860414388308" calcext:value-type="float">
            <text:p>3.53860414388308E-09</text:p>
          </table:table-cell>
          <table:table-cell office:value-type="float" office:value="0.140713" calcext:value-type="float">
            <text:p>0.140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4384558565" calcext:value-type="float">
            <text:p>-2.4384558565</text:p>
          </table:table-cell>
          <table:table-cell office:value-type="float" office:value="0.141999" calcext:value-type="float">
            <text:p>0.141999</text:p>
          </table:table-cell>
          <table:table-cell table:formula="of:=2^[.A89]" office:value-type="float" office:value="512" calcext:value-type="float">
            <text:p>512</text:p>
          </table:table-cell>
          <table:table-cell table:formula="of:=[.D89]^2.805" office:value-type="float" office:value="39765114.7962509" calcext:value-type="float">
            <text:p>39765114.7962509</text:p>
          </table:table-cell>
          <table:table-cell table:formula="of:=[.C89]/[.E89]" office:value-type="float" office:value="0.00000000357094404800732" calcext:value-type="float">
            <text:p>3.57094404800732E-09</text:p>
          </table:table-cell>
          <table:table-cell office:value-type="float" office:value="0.141999" calcext:value-type="float">
            <text:p>0.141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5223019516" calcext:value-type="float">
            <text:p>-2.5223019516</text:p>
          </table:table-cell>
          <table:table-cell office:value-type="float" office:value="0.153318" calcext:value-type="float">
            <text:p>0.153318</text:p>
          </table:table-cell>
          <table:table-cell table:formula="of:=2^[.A90]" office:value-type="float" office:value="512" calcext:value-type="float">
            <text:p>512</text:p>
          </table:table-cell>
          <table:table-cell table:formula="of:=[.D90]^2.805" office:value-type="float" office:value="39765114.7962509" calcext:value-type="float">
            <text:p>39765114.7962509</text:p>
          </table:table-cell>
          <table:table-cell table:formula="of:=[.C90]/[.E90]" office:value-type="float" office:value="0.00000000385559052917546" calcext:value-type="float">
            <text:p>3.85559052917546E-09</text:p>
          </table:table-cell>
          <table:table-cell office:value-type="float" office:value="0.153318" calcext:value-type="float">
            <text:p>0.153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923170102" calcext:value-type="float">
            <text:p>-2.7923170102</text:p>
          </table:table-cell>
          <table:table-cell office:value-type="float" office:value="0.149229" calcext:value-type="float">
            <text:p>0.149229</text:p>
          </table:table-cell>
          <table:table-cell table:formula="of:=2^[.A91]" office:value-type="float" office:value="512" calcext:value-type="float">
            <text:p>512</text:p>
          </table:table-cell>
          <table:table-cell table:formula="of:=[.D91]^2.805" office:value-type="float" office:value="39765114.7962509" calcext:value-type="float">
            <text:p>39765114.7962509</text:p>
          </table:table-cell>
          <table:table-cell table:formula="of:=[.C91]/[.E91]" office:value-type="float" office:value="0.00000000375276170494218" calcext:value-type="float">
            <text:p>3.75276170494218E-09</text:p>
          </table:table-cell>
          <table:table-cell office:value-type="float" office:value="0.149229" calcext:value-type="float">
            <text:p>0.1492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8000331006" calcext:value-type="float">
            <text:p>-2.8000331006</text:p>
          </table:table-cell>
          <table:table-cell office:value-type="float" office:value="0.15104" calcext:value-type="float">
            <text:p>0.15104</text:p>
          </table:table-cell>
          <table:table-cell table:formula="of:=2^[.A92]" office:value-type="float" office:value="512" calcext:value-type="float">
            <text:p>512</text:p>
          </table:table-cell>
          <table:table-cell table:formula="of:=[.D92]^2.805" office:value-type="float" office:value="39765114.7962509" calcext:value-type="float">
            <text:p>39765114.7962509</text:p>
          </table:table-cell>
          <table:table-cell table:formula="of:=[.C92]/[.E92]" office:value-type="float" office:value="0.00000000379830413602226" calcext:value-type="float">
            <text:p>3.79830413602226E-09</text:p>
          </table:table-cell>
          <table:table-cell office:value-type="float" office:value="0.15104" calcext:value-type="float">
            <text:p>0.15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671365711" calcext:value-type="float">
            <text:p>-2.671365711</text:p>
          </table:table-cell>
          <table:table-cell office:value-type="float" office:value="0.142418" calcext:value-type="float">
            <text:p>0.142418</text:p>
          </table:table-cell>
          <table:table-cell table:formula="of:=2^[.A93]" office:value-type="float" office:value="512" calcext:value-type="float">
            <text:p>512</text:p>
          </table:table-cell>
          <table:table-cell table:formula="of:=[.D93]^2.805" office:value-type="float" office:value="39765114.7962509" calcext:value-type="float">
            <text:p>39765114.7962509</text:p>
          </table:table-cell>
          <table:table-cell table:formula="of:=[.C93]/[.E93]" office:value-type="float" office:value="0.00000000358148092190161" calcext:value-type="float">
            <text:p>3.58148092190161E-09</text:p>
          </table:table-cell>
          <table:table-cell office:value-type="float" office:value="0.142418" calcext:value-type="float">
            <text:p>0.142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0685136015" calcext:value-type="float">
            <text:p>-2.0685136015</text:p>
          </table:table-cell>
          <table:table-cell office:value-type="float" office:value="0.157467" calcext:value-type="float">
            <text:p>0.157467</text:p>
          </table:table-cell>
          <table:table-cell table:formula="of:=2^[.A94]" office:value-type="float" office:value="512" calcext:value-type="float">
            <text:p>512</text:p>
          </table:table-cell>
          <table:table-cell table:formula="of:=[.D94]^2.805" office:value-type="float" office:value="39765114.7962509" calcext:value-type="float">
            <text:p>39765114.7962509</text:p>
          </table:table-cell>
          <table:table-cell table:formula="of:=[.C94]/[.E94]" office:value-type="float" office:value="0.00000000395992821363227" calcext:value-type="float">
            <text:p>0.000000004</text:p>
          </table:table-cell>
          <table:table-cell office:value-type="float" office:value="0.157467" calcext:value-type="float">
            <text:p>0.157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1395091091" calcext:value-type="float">
            <text:p>-2.1395091091</text:p>
          </table:table-cell>
          <table:table-cell office:value-type="float" office:value="0.146497" calcext:value-type="float">
            <text:p>0.146497</text:p>
          </table:table-cell>
          <table:table-cell table:formula="of:=2^[.A95]" office:value-type="float" office:value="512" calcext:value-type="float">
            <text:p>512</text:p>
          </table:table-cell>
          <table:table-cell table:formula="of:=[.D95]^2.805" office:value-type="float" office:value="39765114.7962509" calcext:value-type="float">
            <text:p>39765114.7962509</text:p>
          </table:table-cell>
          <table:table-cell table:formula="of:=[.C95]/[.E95]" office:value-type="float" office:value="0.00000000368405826943097" calcext:value-type="float">
            <text:p>3.68405826943097E-09</text:p>
          </table:table-cell>
          <table:table-cell office:value-type="float" office:value="0.146497" calcext:value-type="float">
            <text:p>0.146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105479439" calcext:value-type="float">
            <text:p>-2.7105479439</text:p>
          </table:table-cell>
          <table:table-cell office:value-type="float" office:value="0.142757" calcext:value-type="float">
            <text:p>0.142757</text:p>
          </table:table-cell>
          <table:table-cell table:formula="of:=2^[.A96]" office:value-type="float" office:value="512" calcext:value-type="float">
            <text:p>512</text:p>
          </table:table-cell>
          <table:table-cell table:formula="of:=[.D96]^2.805" office:value-type="float" office:value="39765114.7962509" calcext:value-type="float">
            <text:p>39765114.7962509</text:p>
          </table:table-cell>
          <table:table-cell table:formula="of:=[.C96]/[.E96]" office:value-type="float" office:value="0.00000000359000598216453" calcext:value-type="float">
            <text:p>3.59000598216453E-09</text:p>
          </table:table-cell>
          <table:table-cell office:value-type="float" office:value="0.142757" calcext:value-type="float">
            <text:p>0.1427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257848636" calcext:value-type="float">
            <text:p>-2.7257848636</text:p>
          </table:table-cell>
          <table:table-cell office:value-type="float" office:value="0.150221" calcext:value-type="float">
            <text:p>0.150221</text:p>
          </table:table-cell>
          <table:table-cell table:formula="of:=2^[.A97]" office:value-type="float" office:value="512" calcext:value-type="float">
            <text:p>512</text:p>
          </table:table-cell>
          <table:table-cell table:formula="of:=[.D97]^2.805" office:value-type="float" office:value="39765114.7962509" calcext:value-type="float">
            <text:p>39765114.7962509</text:p>
          </table:table-cell>
          <table:table-cell table:formula="of:=[.C97]/[.E97]" office:value-type="float" office:value="0.00000000377770819397114" calcext:value-type="float">
            <text:p>3.77770819397114E-09</text:p>
          </table:table-cell>
          <table:table-cell office:value-type="float" office:value="0.150221" calcext:value-type="float">
            <text:p>0.150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595513307" calcext:value-type="float">
            <text:p>-2.7595513307</text:p>
          </table:table-cell>
          <table:table-cell office:value-type="float" office:value="0.139052" calcext:value-type="float">
            <text:p>0.139052</text:p>
          </table:table-cell>
          <table:table-cell table:formula="of:=2^[.A98]" office:value-type="float" office:value="512" calcext:value-type="float">
            <text:p>512</text:p>
          </table:table-cell>
          <table:table-cell table:formula="of:=[.D98]^2.805" office:value-type="float" office:value="39765114.7962509" calcext:value-type="float">
            <text:p>39765114.7962509</text:p>
          </table:table-cell>
          <table:table-cell table:formula="of:=[.C98]/[.E98]" office:value-type="float" office:value="0.00000000349683386336181" calcext:value-type="float">
            <text:p>3.49683386336181E-09</text:p>
          </table:table-cell>
          <table:table-cell office:value-type="float" office:value="0.139052" calcext:value-type="float">
            <text:p>0.139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713459463" calcext:value-type="float">
            <text:p>-2.713459463</text:p>
          </table:table-cell>
          <table:table-cell office:value-type="float" office:value="0.144241" calcext:value-type="float">
            <text:p>0.144241</text:p>
          </table:table-cell>
          <table:table-cell table:formula="of:=2^[.A99]" office:value-type="float" office:value="512" calcext:value-type="float">
            <text:p>512</text:p>
          </table:table-cell>
          <table:table-cell table:formula="of:=[.D99]^2.805" office:value-type="float" office:value="39765114.7962509" calcext:value-type="float">
            <text:p>39765114.7962509</text:p>
          </table:table-cell>
          <table:table-cell table:formula="of:=[.C99]/[.E99]" office:value-type="float" office:value="0.0000000036273251250264" calcext:value-type="float">
            <text:p>3.6273251250264E-09</text:p>
          </table:table-cell>
          <table:table-cell office:value-type="float" office:value="0.144241" calcext:value-type="float">
            <text:p>0.144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2050177726" calcext:value-type="float">
            <text:p>-2.2050177726</text:p>
          </table:table-cell>
          <table:table-cell office:value-type="float" office:value="0.13929" calcext:value-type="float">
            <text:p>0.13929</text:p>
          </table:table-cell>
          <table:table-cell table:formula="of:=2^[.A100]" office:value-type="float" office:value="512" calcext:value-type="float">
            <text:p>512</text:p>
          </table:table-cell>
          <table:table-cell table:formula="of:=[.D100]^2.805" office:value-type="float" office:value="39765114.7962509" calcext:value-type="float">
            <text:p>39765114.7962509</text:p>
          </table:table-cell>
          <table:table-cell table:formula="of:=[.C100]/[.E100]" office:value-type="float" office:value="0.00000000350281900891513" calcext:value-type="float">
            <text:p>3.50281900891513E-09</text:p>
          </table:table-cell>
          <table:table-cell office:value-type="float" office:value="0.13929" calcext:value-type="float">
            <text:p>0.139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601746494" calcext:value-type="float">
            <text:p>-0.0601746494</text:p>
          </table:table-cell>
          <table:table-cell office:value-type="float" office:value="0.985246" calcext:value-type="float">
            <text:p>0.985246</text:p>
          </table:table-cell>
          <table:table-cell table:formula="of:=2^[.A101]" office:value-type="float" office:value="1024" calcext:value-type="float">
            <text:p>1024</text:p>
          </table:table-cell>
          <table:table-cell table:formula="of:=[.D101]^2.805" office:value-type="float" office:value="277901811.912166" calcext:value-type="float">
            <text:p>277901811.912166</text:p>
          </table:table-cell>
          <table:table-cell table:formula="of:=[.C101]/[.E101]" office:value-type="float" office:value="0.00000000354530254128533" calcext:value-type="float">
            <text:p>3.54530254128533E-09</text:p>
          </table:table-cell>
          <table:table-cell office:value-type="float" office:value="0.985246" calcext:value-type="float">
            <text:p>0.985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398694015" calcext:value-type="float">
            <text:p>-0.0398694015</text:p>
          </table:table-cell>
          <table:table-cell office:value-type="float" office:value="0.991653" calcext:value-type="float">
            <text:p>0.991653</text:p>
          </table:table-cell>
          <table:table-cell table:formula="of:=2^[.A102]" office:value-type="float" office:value="1024" calcext:value-type="float">
            <text:p>1024</text:p>
          </table:table-cell>
          <table:table-cell table:formula="of:=[.D102]^2.805" office:value-type="float" office:value="277901811.912166" calcext:value-type="float">
            <text:p>277901811.912166</text:p>
          </table:table-cell>
          <table:table-cell table:formula="of:=[.C102]/[.E102]" office:value-type="float" office:value="0.00000000356835744674246" calcext:value-type="float">
            <text:p>3.56835744674246E-09</text:p>
          </table:table-cell>
          <table:table-cell office:value-type="float" office:value="0.991653" calcext:value-type="float">
            <text:p>0.9916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322809857" calcext:value-type="float">
            <text:p>-0.0322809857</text:p>
          </table:table-cell>
          <table:table-cell office:value-type="float" office:value="0.968685" calcext:value-type="float">
            <text:p>0.968685</text:p>
          </table:table-cell>
          <table:table-cell table:formula="of:=2^[.A103]" office:value-type="float" office:value="1024" calcext:value-type="float">
            <text:p>1024</text:p>
          </table:table-cell>
          <table:table-cell table:formula="of:=[.D103]^2.805" office:value-type="float" office:value="277901811.912166" calcext:value-type="float">
            <text:p>277901811.912166</text:p>
          </table:table-cell>
          <table:table-cell table:formula="of:=[.C103]/[.E103]" office:value-type="float" office:value="0.00000000348570955091924" calcext:value-type="float">
            <text:p>3.48570955091924E-09</text:p>
          </table:table-cell>
          <table:table-cell office:value-type="float" office:value="0.968685" calcext:value-type="float">
            <text:p>0.968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00192044" calcext:value-type="float">
            <text:p>-0.0400192044</text:p>
          </table:table-cell>
          <table:table-cell office:value-type="float" office:value="0.984415" calcext:value-type="float">
            <text:p>0.984415</text:p>
          </table:table-cell>
          <table:table-cell table:formula="of:=2^[.A104]" office:value-type="float" office:value="1024" calcext:value-type="float">
            <text:p>1024</text:p>
          </table:table-cell>
          <table:table-cell table:formula="of:=[.D104]^2.805" office:value-type="float" office:value="277901811.912166" calcext:value-type="float">
            <text:p>277901811.912166</text:p>
          </table:table-cell>
          <table:table-cell table:formula="of:=[.C104]/[.E104]" office:value-type="float" office:value="0.00000000354231227650698" calcext:value-type="float">
            <text:p>3.54231227650698E-09</text:p>
          </table:table-cell>
          <table:table-cell office:value-type="float" office:value="0.984415" calcext:value-type="float">
            <text:p>0.984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243830192" calcext:value-type="float">
            <text:p>-0.0243830192</text:p>
          </table:table-cell>
          <table:table-cell office:value-type="float" office:value="0.976776" calcext:value-type="float">
            <text:p>0.976776</text:p>
          </table:table-cell>
          <table:table-cell table:formula="of:=2^[.A105]" office:value-type="float" office:value="1024" calcext:value-type="float">
            <text:p>1024</text:p>
          </table:table-cell>
          <table:table-cell table:formula="of:=[.D105]^2.805" office:value-type="float" office:value="277901811.912166" calcext:value-type="float">
            <text:p>277901811.912166</text:p>
          </table:table-cell>
          <table:table-cell table:formula="of:=[.C105]/[.E105]" office:value-type="float" office:value="0.00000000351482415058424" calcext:value-type="float">
            <text:p>3.51482415058424E-09</text:p>
          </table:table-cell>
          <table:table-cell office:value-type="float" office:value="0.976776" calcext:value-type="float">
            <text:p>0.976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42408412" calcext:value-type="float">
            <text:p>-0.0442408412</text:p>
          </table:table-cell>
          <table:table-cell office:value-type="float" office:value="1.00825" calcext:value-type="float">
            <text:p>1.00825</text:p>
          </table:table-cell>
          <table:table-cell table:formula="of:=2^[.A106]" office:value-type="float" office:value="1024" calcext:value-type="float">
            <text:p>1024</text:p>
          </table:table-cell>
          <table:table-cell table:formula="of:=[.D106]^2.805" office:value-type="float" office:value="277901811.912166" calcext:value-type="float">
            <text:p>277901811.912166</text:p>
          </table:table-cell>
          <table:table-cell table:formula="of:=[.C106]/[.E106]" office:value-type="float" office:value="0.00000000362807997926501" calcext:value-type="float">
            <text:p>3.62807997926501E-09</text:p>
          </table:table-cell>
          <table:table-cell office:value-type="float" office:value="1.00825" calcext:value-type="float">
            <text:p>1.008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22884857" calcext:value-type="float">
            <text:p>-0.0022884857</text:p>
          </table:table-cell>
          <table:table-cell office:value-type="float" office:value="0.985834" calcext:value-type="float">
            <text:p>0.985834</text:p>
          </table:table-cell>
          <table:table-cell table:formula="of:=2^[.A107]" office:value-type="float" office:value="1024" calcext:value-type="float">
            <text:p>1024</text:p>
          </table:table-cell>
          <table:table-cell table:formula="of:=[.D107]^2.805" office:value-type="float" office:value="277901811.912166" calcext:value-type="float">
            <text:p>277901811.912166</text:p>
          </table:table-cell>
          <table:table-cell table:formula="of:=[.C107]/[.E107]" office:value-type="float" office:value="0.00000000354741839650756" calcext:value-type="float">
            <text:p>3.54741839650756E-09</text:p>
          </table:table-cell>
          <table:table-cell office:value-type="float" office:value="0.985834" calcext:value-type="float">
            <text:p>0.985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706528602" calcext:value-type="float">
            <text:p>-0.0706528602</text:p>
          </table:table-cell>
          <table:table-cell office:value-type="float" office:value="0.985933" calcext:value-type="float">
            <text:p>0.985933</text:p>
          </table:table-cell>
          <table:table-cell table:formula="of:=2^[.A108]" office:value-type="float" office:value="1024" calcext:value-type="float">
            <text:p>1024</text:p>
          </table:table-cell>
          <table:table-cell table:formula="of:=[.D108]^2.805" office:value-type="float" office:value="277901811.912166" calcext:value-type="float">
            <text:p>277901811.912166</text:p>
          </table:table-cell>
          <table:table-cell table:formula="of:=[.C108]/[.E108]" office:value-type="float" office:value="0.00000000354777463743783" calcext:value-type="float">
            <text:p>3.54777463743783E-09</text:p>
          </table:table-cell>
          <table:table-cell office:value-type="float" office:value="0.985933" calcext:value-type="float">
            <text:p>0.985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283707376" calcext:value-type="float">
            <text:p>-0.0283707376</text:p>
          </table:table-cell>
          <table:table-cell office:value-type="float" office:value="0.963239" calcext:value-type="float">
            <text:p>0.963239</text:p>
          </table:table-cell>
          <table:table-cell table:formula="of:=2^[.A109]" office:value-type="float" office:value="1024" calcext:value-type="float">
            <text:p>1024</text:p>
          </table:table-cell>
          <table:table-cell table:formula="of:=[.D109]^2.805" office:value-type="float" office:value="277901811.912166" calcext:value-type="float">
            <text:p>277901811.912166</text:p>
          </table:table-cell>
          <table:table-cell table:formula="of:=[.C109]/[.E109]" office:value-type="float" office:value="0.00000000346611270136102" calcext:value-type="float">
            <text:p>3.46611270136102E-09</text:p>
          </table:table-cell>
          <table:table-cell office:value-type="float" office:value="0.963239" calcext:value-type="float">
            <text:p>0.9632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87493866" calcext:value-type="float">
            <text:p>-0.0187493866</text:p>
          </table:table-cell>
          <table:table-cell office:value-type="float" office:value="0.959783" calcext:value-type="float">
            <text:p>0.959783</text:p>
          </table:table-cell>
          <table:table-cell table:formula="of:=2^[.A110]" office:value-type="float" office:value="1024" calcext:value-type="float">
            <text:p>1024</text:p>
          </table:table-cell>
          <table:table-cell table:formula="of:=[.D110]^2.805" office:value-type="float" office:value="277901811.912166" calcext:value-type="float">
            <text:p>277901811.912166</text:p>
          </table:table-cell>
          <table:table-cell table:formula="of:=[.C110]/[.E110]" office:value-type="float" office:value="0.0000000034536766543406" calcext:value-type="float">
            <text:p>3.4536766543406E-09</text:p>
          </table:table-cell>
          <table:table-cell office:value-type="float" office:value="0.959783" calcext:value-type="float">
            <text:p>0.959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539728826" calcext:value-type="float">
            <text:p>-0.0539728826</text:p>
          </table:table-cell>
          <table:table-cell office:value-type="float" office:value="0.997563" calcext:value-type="float">
            <text:p>0.997563</text:p>
          </table:table-cell>
          <table:table-cell table:formula="of:=2^[.A111]" office:value-type="float" office:value="1024" calcext:value-type="float">
            <text:p>1024</text:p>
          </table:table-cell>
          <table:table-cell table:formula="of:=[.D111]^2.805" office:value-type="float" office:value="277901811.912166" calcext:value-type="float">
            <text:p>277901811.912166</text:p>
          </table:table-cell>
          <table:table-cell table:formula="of:=[.C111]/[.E111]" office:value-type="float" office:value="0.00000000358962395076176" calcext:value-type="float">
            <text:p>3.58962395076176E-09</text:p>
          </table:table-cell>
          <table:table-cell office:value-type="float" office:value="0.997563" calcext:value-type="float">
            <text:p>0.997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62116441" calcext:value-type="float">
            <text:p>0.0462116441</text:p>
          </table:table-cell>
          <table:table-cell office:value-type="float" office:value="0.969846" calcext:value-type="float">
            <text:p>0.969846</text:p>
          </table:table-cell>
          <table:table-cell table:formula="of:=2^[.A112]" office:value-type="float" office:value="1024" calcext:value-type="float">
            <text:p>1024</text:p>
          </table:table-cell>
          <table:table-cell table:formula="of:=[.D112]^2.805" office:value-type="float" office:value="277901811.912166" calcext:value-type="float">
            <text:p>277901811.912166</text:p>
          </table:table-cell>
          <table:table-cell table:formula="of:=[.C112]/[.E112]" office:value-type="float" office:value="0.00000000348988728546517" calcext:value-type="float">
            <text:p>3.48988728546517E-09</text:p>
          </table:table-cell>
          <table:table-cell office:value-type="float" office:value="0.969846" calcext:value-type="float">
            <text:p>0.969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6694319" calcext:value-type="float">
            <text:p>0.146694319</text:p>
          </table:table-cell>
          <table:table-cell office:value-type="float" office:value="1.17759" calcext:value-type="float">
            <text:p>1.17759</text:p>
          </table:table-cell>
          <table:table-cell table:formula="of:=2^[.A113]" office:value-type="float" office:value="1024" calcext:value-type="float">
            <text:p>1024</text:p>
          </table:table-cell>
          <table:table-cell table:formula="of:=[.D113]^2.805" office:value-type="float" office:value="277901811.912166" calcext:value-type="float">
            <text:p>277901811.912166</text:p>
          </table:table-cell>
          <table:table-cell table:formula="of:=[.C113]/[.E113]" office:value-type="float" office:value="0.00000000423743188969272" calcext:value-type="float">
            <text:p>4.23743188969272E-09</text:p>
          </table:table-cell>
          <table:table-cell office:value-type="float" office:value="1.17759" calcext:value-type="float">
            <text:p>1.17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32670726" calcext:value-type="float">
            <text:p>-0.0032670726</text:p>
          </table:table-cell>
          <table:table-cell office:value-type="float" office:value="0.996399" calcext:value-type="float">
            <text:p>0.996399</text:p>
          </table:table-cell>
          <table:table-cell table:formula="of:=2^[.A114]" office:value-type="float" office:value="1024" calcext:value-type="float">
            <text:p>1024</text:p>
          </table:table-cell>
          <table:table-cell table:formula="of:=[.D114]^2.805" office:value-type="float" office:value="277901811.912166" calcext:value-type="float">
            <text:p>277901811.912166</text:p>
          </table:table-cell>
          <table:table-cell table:formula="of:=[.C114]/[.E114]" office:value-type="float" office:value="0.00000000358543542103613" calcext:value-type="float">
            <text:p>3.58543542103613E-09</text:p>
          </table:table-cell>
          <table:table-cell office:value-type="float" office:value="0.996399" calcext:value-type="float">
            <text:p>0.996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1204883" calcext:value-type="float">
            <text:p>0.0431204883</text:p>
          </table:table-cell>
          <table:table-cell office:value-type="float" office:value="0.988824" calcext:value-type="float">
            <text:p>0.988824</text:p>
          </table:table-cell>
          <table:table-cell table:formula="of:=2^[.A115]" office:value-type="float" office:value="1024" calcext:value-type="float">
            <text:p>1024</text:p>
          </table:table-cell>
          <table:table-cell table:formula="of:=[.D115]^2.805" office:value-type="float" office:value="277901811.912166" calcext:value-type="float">
            <text:p>277901811.912166</text:p>
          </table:table-cell>
          <table:table-cell table:formula="of:=[.C115]/[.E115]" office:value-type="float" office:value="0.00000000355817759228043" calcext:value-type="float">
            <text:p>3.55817759228043E-09</text:p>
          </table:table-cell>
          <table:table-cell office:value-type="float" office:value="0.988824" calcext:value-type="float">
            <text:p>0.988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204326315" calcext:value-type="float">
            <text:p>-0.0204326315</text:p>
          </table:table-cell>
          <table:table-cell office:value-type="float" office:value="0.966217" calcext:value-type="float">
            <text:p>0.966217</text:p>
          </table:table-cell>
          <table:table-cell table:formula="of:=2^[.A116]" office:value-type="float" office:value="1024" calcext:value-type="float">
            <text:p>1024</text:p>
          </table:table-cell>
          <table:table-cell table:formula="of:=[.D116]^2.805" office:value-type="float" office:value="277901811.912166" calcext:value-type="float">
            <text:p>277901811.912166</text:p>
          </table:table-cell>
          <table:table-cell table:formula="of:=[.C116]/[.E116]" office:value-type="float" office:value="0.00000000347682871641508" calcext:value-type="float">
            <text:p>3.47682871641508E-09</text:p>
          </table:table-cell>
          <table:table-cell office:value-type="float" office:value="0.966217" calcext:value-type="float">
            <text:p>0.966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83540211" calcext:value-type="float">
            <text:p>-0.0483540211</text:p>
          </table:table-cell>
          <table:table-cell office:value-type="float" office:value="0.992488" calcext:value-type="float">
            <text:p>0.992488</text:p>
          </table:table-cell>
          <table:table-cell table:formula="of:=2^[.A117]" office:value-type="float" office:value="1024" calcext:value-type="float">
            <text:p>1024</text:p>
          </table:table-cell>
          <table:table-cell table:formula="of:=[.D117]^2.805" office:value-type="float" office:value="277901811.912166" calcext:value-type="float">
            <text:p>277901811.912166</text:p>
          </table:table-cell>
          <table:table-cell table:formula="of:=[.C117]/[.E117]" office:value-type="float" office:value="0.00000000357136210509375" calcext:value-type="float">
            <text:p>3.57136210509375E-09</text:p>
          </table:table-cell>
          <table:table-cell office:value-type="float" office:value="0.992488" calcext:value-type="float">
            <text:p>0.992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49803784" calcext:value-type="float">
            <text:p>-0.0449803784</text:p>
          </table:table-cell>
          <table:table-cell office:value-type="float" office:value="0.973922" calcext:value-type="float">
            <text:p>0.973922</text:p>
          </table:table-cell>
          <table:table-cell table:formula="of:=2^[.A118]" office:value-type="float" office:value="1024" calcext:value-type="float">
            <text:p>1024</text:p>
          </table:table-cell>
          <table:table-cell table:formula="of:=[.D118]^2.805" office:value-type="float" office:value="277901811.912166" calcext:value-type="float">
            <text:p>277901811.912166</text:p>
          </table:table-cell>
          <table:table-cell table:formula="of:=[.C118]/[.E118]" office:value-type="float" office:value="0.00000000350455433629134" calcext:value-type="float">
            <text:p>3.50455433629134E-09</text:p>
          </table:table-cell>
          <table:table-cell office:value-type="float" office:value="0.973922" calcext:value-type="float">
            <text:p>0.973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494808218" calcext:value-type="float">
            <text:p>-0.0494808218</text:p>
          </table:table-cell>
          <table:table-cell office:value-type="float" office:value="1.00372" calcext:value-type="float">
            <text:p>1.00372</text:p>
          </table:table-cell>
          <table:table-cell table:formula="of:=2^[.A119]" office:value-type="float" office:value="1024" calcext:value-type="float">
            <text:p>1024</text:p>
          </table:table-cell>
          <table:table-cell table:formula="of:=[.D119]^2.805" office:value-type="float" office:value="277901811.912166" calcext:value-type="float">
            <text:p>277901811.912166</text:p>
          </table:table-cell>
          <table:table-cell table:formula="of:=[.C119]/[.E119]" office:value-type="float" office:value="0.00000000361177925791012" calcext:value-type="float">
            <text:p>3.61177925791012E-09</text:p>
          </table:table-cell>
          <table:table-cell office:value-type="float" office:value="1.00372" calcext:value-type="float">
            <text:p>1.00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311026705" calcext:value-type="float">
            <text:p>-0.0311026705</text:p>
          </table:table-cell>
          <table:table-cell office:value-type="float" office:value="0.98366" calcext:value-type="float">
            <text:p>0.98366</text:p>
          </table:table-cell>
          <table:table-cell table:formula="of:=2^[.A120]" office:value-type="float" office:value="1024" calcext:value-type="float">
            <text:p>1024</text:p>
          </table:table-cell>
          <table:table-cell table:formula="of:=[.D120]^2.805" office:value-type="float" office:value="277901811.912166" calcext:value-type="float">
            <text:p>277901811.912166</text:p>
          </table:table-cell>
          <table:table-cell table:formula="of:=[.C120]/[.E120]" office:value-type="float" office:value="0.0000000035395954896145" calcext:value-type="float">
            <text:p>3.5395954896145E-09</text:p>
          </table:table-cell>
          <table:table-cell office:value-type="float" office:value="0.98366" calcext:value-type="float">
            <text:p>0.98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260581639" calcext:value-type="float">
            <text:p>-0.0260581639</text:p>
          </table:table-cell>
          <table:table-cell office:value-type="float" office:value="0.961479" calcext:value-type="float">
            <text:p>0.961479</text:p>
          </table:table-cell>
          <table:table-cell table:formula="of:=2^[.A121]" office:value-type="float" office:value="1024" calcext:value-type="float">
            <text:p>1024</text:p>
          </table:table-cell>
          <table:table-cell table:formula="of:=[.D121]^2.805" office:value-type="float" office:value="277901811.912166" calcext:value-type="float">
            <text:p>277901811.912166</text:p>
          </table:table-cell>
          <table:table-cell table:formula="of:=[.C121]/[.E121]" office:value-type="float" office:value="0.00000000345977952926729" calcext:value-type="float">
            <text:p>3.45977952926729E-09</text:p>
          </table:table-cell>
          <table:table-cell office:value-type="float" office:value="0.961479" calcext:value-type="float">
            <text:p>0.961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9480029" calcext:value-type="float">
            <text:p>0.0339480029</text:p>
          </table:table-cell>
          <table:table-cell office:value-type="float" office:value="0.98038" calcext:value-type="float">
            <text:p>0.98038</text:p>
          </table:table-cell>
          <table:table-cell table:formula="of:=2^[.A122]" office:value-type="float" office:value="1024" calcext:value-type="float">
            <text:p>1024</text:p>
          </table:table-cell>
          <table:table-cell table:formula="of:=[.D122]^2.805" office:value-type="float" office:value="277901811.912166" calcext:value-type="float">
            <text:p>277901811.912166</text:p>
          </table:table-cell>
          <table:table-cell table:formula="of:=[.C122]/[.E122]" office:value-type="float" office:value="0.00000000352779275980345" calcext:value-type="float">
            <text:p>3.52779275980345E-09</text:p>
          </table:table-cell>
          <table:table-cell office:value-type="float" office:value="0.98038" calcext:value-type="float">
            <text:p>0.98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24846019" calcext:value-type="float">
            <text:p>0.0824846019</text:p>
          </table:table-cell>
          <table:table-cell office:value-type="float" office:value="1.01754" calcext:value-type="float">
            <text:p>1.01754</text:p>
          </table:table-cell>
          <table:table-cell table:formula="of:=2^[.A123]" office:value-type="float" office:value="1024" calcext:value-type="float">
            <text:p>1024</text:p>
          </table:table-cell>
          <table:table-cell table:formula="of:=[.D123]^2.805" office:value-type="float" office:value="277901811.912166" calcext:value-type="float">
            <text:p>277901811.912166</text:p>
          </table:table-cell>
          <table:table-cell table:formula="of:=[.C123]/[.E123]" office:value-type="float" office:value="0.00000000366150905241887" calcext:value-type="float">
            <text:p>3.66150905241887E-09</text:p>
          </table:table-cell>
          <table:table-cell office:value-type="float" office:value="1.01754" calcext:value-type="float">
            <text:p>1.01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58792283" calcext:value-type="float">
            <text:p>0.1858792283</text:p>
          </table:table-cell>
          <table:table-cell office:value-type="float" office:value="0.972479" calcext:value-type="float">
            <text:p>0.972479</text:p>
          </table:table-cell>
          <table:table-cell table:formula="of:=2^[.A124]" office:value-type="float" office:value="1024" calcext:value-type="float">
            <text:p>1024</text:p>
          </table:table-cell>
          <table:table-cell table:formula="of:=[.D124]^2.805" office:value-type="float" office:value="277901811.912166" calcext:value-type="float">
            <text:p>277901811.912166</text:p>
          </table:table-cell>
          <table:table-cell table:formula="of:=[.C124]/[.E124]" office:value-type="float" office:value="0.00000000349936185485312" calcext:value-type="float">
            <text:p>3.49936185485312E-09</text:p>
          </table:table-cell>
          <table:table-cell office:value-type="float" office:value="0.972479" calcext:value-type="float">
            <text:p>0.9724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5689317" calcext:value-type="float">
            <text:p>0.0155689317</text:p>
          </table:table-cell>
          <table:table-cell office:value-type="float" office:value="1.01979" calcext:value-type="float">
            <text:p>1.01979</text:p>
          </table:table-cell>
          <table:table-cell table:formula="of:=2^[.A125]" office:value-type="float" office:value="1024" calcext:value-type="float">
            <text:p>1024</text:p>
          </table:table-cell>
          <table:table-cell table:formula="of:=[.D125]^2.805" office:value-type="float" office:value="277901811.912166" calcext:value-type="float">
            <text:p>277901811.912166</text:p>
          </table:table-cell>
          <table:table-cell table:formula="of:=[.C125]/[.E125]" office:value-type="float" office:value="0.00000000366960543719779" calcext:value-type="float">
            <text:p>3.66960543719779E-09</text:p>
          </table:table-cell>
          <table:table-cell office:value-type="float" office:value="1.01979" calcext:value-type="float">
            <text:p>1.01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15:38:11.170000000</dc:date>
    <meta:editing-duration>PT11M22S</meta:editing-duration>
    <meta:editing-cycles>2</meta:editing-cycles>
    <meta:generator>LibreOffice/5.0.2.2$Windows_x86 LibreOffice_project/37b43f919e4de5eeaca9b9755ed688758a8251fe</meta:generator>
    <meta:document-statistic meta:table-count="1" meta:cell-count="8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title svg:x="3.533cm" svg:y="0.316cm" chart:style-name="ch2">
          <text:p>Test de puissance de l'algorithme de Strassen</text:p>
        </chart:title>
        <chart:plot-area chart:style-name="ch3" table:cell-range-address="results.A1:results.B125" svg:x="1.33cm" svg:y="1.275cm" svg:width="14.341cm" svg:height="6.57cm">
          <chartooo:coordinate-region svg:x="2.057cm" svg:y="1.474cm" svg:width="13.282cm" svg:height="6.172cm"/>
          <chart:axis chart:dimension="x" chart:name="primary-x" chart:style-name="ch4">
            <chart:title svg:x="6.683cm" svg:y="8.025cm" chart:style-name="ch5">
              <text:p>Log(Taille des matrices)</text:p>
            </chart:title>
          </chart:axis>
          <chart:axis chart:dimension="y" chart:name="primary-y" chart:style-name="ch4">
            <chart:title svg:x="0.451cm" svg:y="5.504cm" chart:style-name="ch6">
              <text:p>Log(Temps)</text:p>
            </chart:title>
            <chart:grid chart:style-name="ch7" chart:class="major"/>
          </chart:axis>
          <chart:series chart:style-name="ch8" chart:values-cell-range-address="results.B1:results.B125" chart:class="chart:scatter">
            <chart:domain table:cell-range-address="results.A1:results.A125"/>
            <chart:regression-curve chart:style-name="ch9">
              <chart:equation chart:display-equation="true" chart:display-r-square="true" svg:x="8.939cm" svg:y="5.998cm"/>
            </chart:regression-curve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results.A1:results.A125</svg:desc>
                </draw:g>
              </table:table-cell>
              <table:table-cell office:value-type="float" office:value="-11.2841101429">
                <text:p>-11.2841101429</text:p>
                <draw:g>
                  <svg:desc>results.B1:results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1.4477527921">
                <text:p>-11.4477527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1.4558351384">
                <text:p>-11.4558351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1.4477527921">
                <text:p>-11.4477527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11.045872196">
                <text:p>-11.045872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1.3428539337">
                <text:p>-11.3428539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1.4357135424">
                <text:p>-11.4357135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1.4517883053">
                <text:p>-11.4517883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11.4437285355">
                <text:p>-11.4437285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-11.4317226822">
                <text:p>-11.4317226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11.1666969786">
                <text:p>-11.1666969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-11.4119323165">
                <text:p>-11.4119323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11.4517883053">
                <text:p>-11.45178830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-11.3058597263">
                <text:p>-11.3058597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11.4437285355">
                <text:p>-11.4437285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-11.4598933549">
                <text:p>-11.4598933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11.4477527921">
                <text:p>-11.4477527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11.3058597263">
                <text:p>-11.3058597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-11.3131830671">
                <text:p>-11.3131830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11.3131830671">
                <text:p>-11.3131830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-11.4598933549">
                <text:p>-11.4598933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-11.4477527921">
                <text:p>-11.4477527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11.4477527921">
                <text:p>-11.4477527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-11.4437285355">
                <text:p>-11.4437285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-11.2450680421">
                <text:p>-11.2450680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-8.3113487438">
                <text:p>-8.3113487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8.1700173369">
                <text:p>-8.1700173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-8.5089781354">
                <text:p>-8.5089781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-8.5179406403">
                <text:p>-8.5179406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-8.5559860568">
                <text:p>-8.5559860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-8.5773191874">
                <text:p>-8.5773191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-8.5047796747">
                <text:p>-8.5047796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-8.5549005075">
                <text:p>-8.5549005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-8.5419372301">
                <text:p>-8.5419372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-8.5365700548">
                <text:p>-8.5365700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-8.5296224453">
                <text:p>-8.5296224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-8.561971223">
                <text:p>-8.561971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-8.5652463551">
                <text:p>-8.5652463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-8.5652463551">
                <text:p>-8.5652463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-8.525895237">
                <text:p>-8.525895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-8.5636078597">
                <text:p>-8.5636078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-8.5205873023">
                <text:p>-8.5205873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-8.5532737134">
                <text:p>-8.553273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-8.5021618278">
                <text:p>-8.5021618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-8.5344287631">
                <text:p>-8.53442876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-8.2850098592">
                <text:p>-8.2850098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-8.3508389177">
                <text:p>-8.3508389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-8.5505664598">
                <text:p>-8.55056645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-8.5712701427">
                <text:p>-8.5712701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-8.5723680842">
                <text:p>-8.5723680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-5.6374504391">
                <text:p>-5.6374504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-5.6854217947">
                <text:p>-5.68542179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-5.6739597425">
                <text:p>-5.6739597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-5.6220922155">
                <text:p>-5.6220922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-5.4631990822">
                <text:p>-5.46319908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-5.6846053499">
                <text:p>-5.6846053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-5.5669551022">
                <text:p>-5.5669551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-5.6788292302">
                <text:p>-5.6788292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  <table:table-cell office:value-type="float" office:value="-5.6986979943">
                <text:p>-5.6986979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-5.65457183">
                <text:p>-5.65457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-5.6040159252">
                <text:p>-5.6040159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-5.4990919153">
                <text:p>-5.49909191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-5.6762448793">
                <text:p>-5.6762448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-5.6126021643">
                <text:p>-5.61260216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-5.4006136442">
                <text:p>-5.4006136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-5.4182110692">
                <text:p>-5.4182110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-5.5785596226">
                <text:p>-5.5785596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-5.5354990117">
                <text:p>-5.5354990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-5.5382451532">
                <text:p>-5.5382451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-5.6363018536">
                <text:p>-5.6363018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-5.6058414996">
                <text:p>-5.6058414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-5.6157114221">
                <text:p>-5.6157114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-5.6269320455">
                <text:p>-5.6269320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-5.6080915362">
                <text:p>-5.6080915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-5.5858168291">
                <text:p>-5.5858168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-2.707114616">
                <text:p>-2.707114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-2.8506157538">
                <text:p>-2.85061575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-2.8597396298">
                <text:p>-2.8597396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  <table:table-cell office:value-type="float" office:value="-2.8794144867">
                <text:p>-2.8794144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-2.8021346086">
                <text:p>-2.8021346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-2.8489621038">
                <text:p>-2.8489621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-2.8707671073">
                <text:p>-2.8707671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-2.8633256083">
                <text:p>-2.8633256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-2.8845831551">
                <text:p>-2.8845831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-2.8649117322">
                <text:p>-2.8649117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-2.4564368089">
                <text:p>-2.4564368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-2.5680583188">
                <text:p>-2.5680583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-2.7757127101">
                <text:p>-2.7757127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-2.4384558565">
                <text:p>-2.4384558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2.5223019516">
                <text:p>-2.5223019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2.7923170102">
                <text:p>-2.7923170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-2.8000331006">
                <text:p>-2.8000331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-2.671365711">
                <text:p>-2.671365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-2.0685136015">
                <text:p>-2.0685136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-2.1395091091">
                <text:p>-2.1395091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-2.7105479439">
                <text:p>-2.7105479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-2.7257848636">
                <text:p>-2.7257848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-2.7595513307">
                <text:p>-2.7595513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  <table:table-cell office:value-type="float" office:value="-2.713459463">
                <text:p>-2.7134594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-2.2050177726">
                <text:p>-2.2050177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0.0601746494">
                <text:p>-0.0601746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-0.0398694015">
                <text:p>-0.0398694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-0.0322809857">
                <text:p>-0.0322809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-0.0400192044">
                <text:p>-0.0400192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0.0243830192">
                <text:p>-0.02438301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-0.0442408412">
                <text:p>-0.0442408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-0.0022884857">
                <text:p>-0.00228848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-0.0706528602">
                <text:p>-0.0706528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-0.0283707376">
                <text:p>-0.0283707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-0.0187493866">
                <text:p>-0.0187493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-0.0539728826">
                <text:p>-0.05397288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0.0462116441">
                <text:p>0.04621164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0.146694319">
                <text:p>0.1466943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-0.0032670726">
                <text:p>-0.00326707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0.0431204883">
                <text:p>0.04312048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-0.0204326315">
                <text:p>-0.0204326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-0.0483540211">
                <text:p>-0.0483540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-0.0449803784">
                <text:p>-0.0449803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-0.0494808218">
                <text:p>-0.04948082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-0.0311026705">
                <text:p>-0.0311026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-0.0260581639">
                <text:p>-0.02605816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0.0339480029">
                <text:p>0.03394800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0.0824846019">
                <text:p>0.0824846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0.1858792283">
                <text:p>0.18587922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.0155689317">
                <text:p>0.0155689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29cm" svg:y="0.316cm" chart:style-name="ch2">
          <text:p>Test du rapport de l'algorithme de Strassen</text:p>
        </chart:title>
        <chart:plot-area chart:style-name="ch3" table:cell-range-address="results.D1:results.D125 results.F1:results.F125" svg:x="1.331cm" svg:y="1.275cm" svg:width="14.349cm" svg:height="6.564cm">
          <chartooo:coordinate-region svg:x="3.064cm" svg:y="1.474cm" svg:width="12.244cm" svg:height="5.718cm"/>
          <chart:axis chart:dimension="x" chart:name="primary-x" chart:style-name="ch4">
            <chart:title svg:x="7.072cm" svg:y="8.019cm" chart:style-name="ch5">
              <text:p>Taille des matrices</text:p>
            </chart:title>
          </chart:axis>
          <chart:axis chart:dimension="y" chart:name="primary-y" chart:style-name="ch6">
            <chart:title svg:x="0.451cm" svg:y="5.196cm" chart:style-name="ch7">
              <text:p>Rapport</text:p>
            </chart:title>
            <chart:grid chart:style-name="ch8" chart:class="major"/>
          </chart:axis>
          <chart:series chart:style-name="ch9" chart:values-cell-range-address="results.F1:results.F125" chart:class="chart:scatter">
            <chart:domain table:cell-range-address="results.D1:results.D125"/>
            <chart:regression-curve chart:style-name="ch10">
              <chart:equation chart:display-equation="true" chart:display-r-square="false" svg:x="5.569cm" svg:y="6.56cm"/>
            </chart:regression-curve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results.D1:results.D125</svg:desc>
                </draw:g>
              </table:table-cell>
              <table:table-cell office:value-type="float" office:value="0.00000000343340602016848">
                <text:p>0.00000000343340602016848</text:p>
                <draw:g>
                  <svg:desc>results.F1:results.F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000000452351243157198">
                <text:p>0.00000000452351243157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00000587970780953853">
                <text:p>0.00000000587970780953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000000333898735461385">
                <text:p>0.00000000333898735461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000000333040383956343">
                <text:p>0.00000000333040383956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0309864893320206">
                <text:p>0.00000000309864893320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000000350207414057185">
                <text:p>0.00000000350207414057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00000000345057305026932">
                <text:p>0.00000000345057305026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0.00000000309864893320206">
                <text:p>0.0000000030986489332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0.00000000350207414057185">
                <text:p>0.00000000350207414057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.00000000331323680946259">
                <text:p>0.00000000331323680946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0.00000000361365983622733">
                <text:p>0.00000000361365983622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0.00000000335615438471469">
                <text:p>0.00000000335615438471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0.00000000342482250511806">
                <text:p>0.00000000342482250511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0000000399133449844586">
                <text:p>0.0000000039913344984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0000000432609158541229">
                <text:p>0.00000000432609158541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0.00000000309864893320206">
                <text:p>0.00000000309864893320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00000000338190492986596">
                <text:p>0.00000000338190492986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0.00000000836034365911026">
                <text:p>0.00000000836034365911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0000000034419895352189">
                <text:p>0.0000000034419895352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0.00000000541619799681578">
                <text:p>0.00000000541619799681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0.00000000312439947835332">
                <text:p>0.00000000312439947835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0.00000000327031923421048">
                <text:p>0.00000000327031923421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0.00000000321023462885753">
                <text:p>0.00000000321023462885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0.0000000035192411706727">
                <text:p>0.000000003519241170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0.00000000335426781672605">
                <text:p>0.00000000335426781672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">
                <text:p>128</text:p>
              </table:table-cell>
              <table:table-cell office:value-type="float" office:value="0.00000000334689849893024">
                <text:p>0.00000000334689849893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0.00000000331496478848173">
                <text:p>0.00000000331496478848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">
                <text:p>128</text:p>
              </table:table-cell>
              <table:table-cell office:value-type="float" office:value="0.00000000327688997987004">
                <text:p>0.000000003276889979870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">
                <text:p>128</text:p>
              </table:table-cell>
              <table:table-cell office:value-type="float" office:value="0.00000000389714089435069">
                <text:p>0.00000000389714089435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">
                <text:p>128</text:p>
              </table:table-cell>
              <table:table-cell office:value-type="float" office:value="0.00000000354095720088656">
                <text:p>0.00000000354095720088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">
                <text:p>128</text:p>
              </table:table-cell>
              <table:table-cell office:value-type="float" office:value="0.00000000340953770019462">
                <text:p>0.00000000340953770019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0.00000000345375360696948">
                <text:p>0.00000000345375360696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8">
                <text:p>128</text:p>
              </table:table-cell>
              <table:table-cell office:value-type="float" office:value="0.00000000325969490501315">
                <text:p>0.00000000325969490501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">
                <text:p>128</text:p>
              </table:table-cell>
              <table:table-cell office:value-type="float" office:value="0.00000000387380472133063">
                <text:p>0.00000000387380472133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0.00000000361465037884465">
                <text:p>0.00000000361465037884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0.00000000376694961329139">
                <text:p>0.00000000376694961329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8">
                <text:p>128</text:p>
              </table:table-cell>
              <table:table-cell office:value-type="float" office:value="0.00000000362447613590573">
                <text:p>0.000000003624476135905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">
                <text:p>128</text:p>
              </table:table-cell>
              <table:table-cell office:value-type="float" office:value="0.00000000353235966345811">
                <text:p>0.00000000353235966345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0.00000000348814375668326">
                <text:p>0.00000000348814375668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">
                <text:p>128</text:p>
              </table:table-cell>
              <table:table-cell office:value-type="float" office:value="0.00000000356183693464135">
                <text:p>0.0000000035618369346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0.00000000409365603557229">
                <text:p>0.00000000409365603557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">
                <text:p>128</text:p>
              </table:table-cell>
              <table:table-cell office:value-type="float" office:value="0.00000000336532179341976">
                <text:p>0.00000000336532179341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0.00000000396960585267616">
                <text:p>0.00000000396960585267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">
                <text:p>128</text:p>
              </table:table-cell>
              <table:table-cell office:value-type="float" office:value="0.00000000350779527080541">
                <text:p>0.00000000350779527080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0.0000000033665500130524">
                <text:p>0.0000000033665500130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8">
                <text:p>128</text:p>
              </table:table-cell>
              <table:table-cell office:value-type="float" office:value="0.0000000036232479162731">
                <text:p>0.00000000362324791627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">
                <text:p>128</text:p>
              </table:table-cell>
              <table:table-cell office:value-type="float" office:value="0.00000000369202821570066">
                <text:p>0.00000000369202821570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">
                <text:p>128</text:p>
              </table:table-cell>
              <table:table-cell office:value-type="float" office:value="0.00000000366009450525215">
                <text:p>0.00000000366009450525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">
                <text:p>128</text:p>
              </table:table-cell>
              <table:table-cell office:value-type="float" office:value="0.00000000440930848115947">
                <text:p>0.00000000440930848115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6">
                <text:p>256</text:p>
              </table:table-cell>
              <table:table-cell office:value-type="float" office:value="0.00000000335992323114529">
                <text:p>0.00000000335992323114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  <table:table-cell office:value-type="float" office:value="0.00000000375025639865098">
                <text:p>0.00000000375025639865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6">
                <text:p>256</text:p>
              </table:table-cell>
              <table:table-cell office:value-type="float" office:value="0.00000000338751544514727">
                <text:p>0.00000000338751544514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  <table:table-cell office:value-type="float" office:value="0.00000000380878001178893">
                <text:p>0.000000003808780011788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">
                <text:p>256</text:p>
              </table:table-cell>
              <table:table-cell office:value-type="float" office:value="0.00000000341879833745524">
                <text:p>0.000000003418798337455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">
                <text:p>256</text:p>
              </table:table-cell>
              <table:table-cell office:value-type="float" office:value="0.00000000363233043944507">
                <text:p>0.000000003632330439445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">
                <text:p>256</text:p>
              </table:table-cell>
              <table:table-cell office:value-type="float" office:value="0.00000000355781388698113">
                <text:p>0.00000000355781388698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6">
                <text:p>256</text:p>
              </table:table-cell>
              <table:table-cell office:value-type="float" office:value="0.00000000373566943201299">
                <text:p>0.00000000373566943201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">
                <text:p>256</text:p>
              </table:table-cell>
              <table:table-cell office:value-type="float" office:value="0.00000000361299831498509">
                <text:p>0.00000000361299831498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">
                <text:p>256</text:p>
              </table:table-cell>
              <table:table-cell office:value-type="float" office:value="0.00000000352811271394716">
                <text:p>0.00000000352811271394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6">
                <text:p>256</text:p>
              </table:table-cell>
              <table:table-cell office:value-type="float" office:value="0.00000000352125859709316">
                <text:p>0.000000003521258597093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6">
                <text:p>256</text:p>
              </table:table-cell>
              <table:table-cell office:value-type="float" office:value="0.0000000033558810596673">
                <text:p>0.0000000033558810596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">
                <text:p>256</text:p>
              </table:table-cell>
              <table:table-cell office:value-type="float" office:value="0.00000000352002837099116">
                <text:p>0.00000000352002837099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0.0000000034760917244912">
                <text:p>0.0000000034760917244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0.00000000354146945448315">
                <text:p>0.00000000354146945448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6">
                <text:p>256</text:p>
              </table:table-cell>
              <table:table-cell office:value-type="float" office:value="0.00000000357732175802712">
                <text:p>0.000000003577321758027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">
                <text:p>256</text:p>
              </table:table-cell>
              <table:table-cell office:value-type="float" office:value="0.00000000410772495457469">
                <text:p>0.00000000410772495457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0.00000000354726909182114">
                <text:p>0.00000000354726909182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">
                <text:p>256</text:p>
              </table:table-cell>
              <table:table-cell office:value-type="float" office:value="0.0000000033472694769533">
                <text:p>0.00000000334726947695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">
                <text:p>256</text:p>
              </table:table-cell>
              <table:table-cell office:value-type="float" office:value="0.00000000350403543166518">
                <text:p>0.000000003504035431665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">
                <text:p>256</text:p>
              </table:table-cell>
              <table:table-cell office:value-type="float" office:value="0.00000000374269929545298">
                <text:p>0.000000003742699295452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0.00000000368136373693903">
                <text:p>0.000000003681363736939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6">
                <text:p>256</text:p>
              </table:table-cell>
              <table:table-cell office:value-type="float" office:value="0.0000000034794309096252">
                <text:p>0.0000000034794309096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">
                <text:p>256</text:p>
              </table:table-cell>
              <table:table-cell office:value-type="float" office:value="0.00000000398575682389079">
                <text:p>0.00000000398575682389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0.00000000373830563080299">
                <text:p>0.00000000373830563080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2">
                <text:p>512</text:p>
              </table:table-cell>
              <table:table-cell office:value-type="float" office:value="0.00000000351451267564745">
                <text:p>0.00000000351451267564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2">
                <text:p>512</text:p>
              </table:table-cell>
              <table:table-cell office:value-type="float" office:value="0.00000000362144057015465">
                <text:p>0.00000000362144057015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2">
                <text:p>512</text:p>
              </table:table-cell>
              <table:table-cell office:value-type="float" office:value="0.00000000381615898200065">
                <text:p>0.00000000381615898200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2">
                <text:p>512</text:p>
              </table:table-cell>
              <table:table-cell office:value-type="float" office:value="0.0000000035277152026033">
                <text:p>0.00000000352771520260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2">
                <text:p>512</text:p>
              </table:table-cell>
              <table:table-cell office:value-type="float" office:value="0.00000000356123704723597">
                <text:p>0.00000000356123704723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2">
                <text:p>512</text:p>
              </table:table-cell>
              <table:table-cell office:value-type="float" office:value="0.00000000362496124400954">
                <text:p>0.00000000362496124400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2">
                <text:p>512</text:p>
              </table:table-cell>
              <table:table-cell office:value-type="float" office:value="0.00000000346549986605326">
                <text:p>0.00000000346549986605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2">
                <text:p>512</text:p>
              </table:table-cell>
              <table:table-cell office:value-type="float" office:value="0.00000000351162069355236">
                <text:p>0.00000000351162069355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2">
                <text:p>512</text:p>
              </table:table-cell>
              <table:table-cell office:value-type="float" office:value="0.00000000351157039821158">
                <text:p>0.00000000351157039821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2">
                <text:p>512</text:p>
              </table:table-cell>
              <table:table-cell office:value-type="float" office:value="0.00000000350143588704356">
                <text:p>0.00000000350143588704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2">
                <text:p>512</text:p>
              </table:table-cell>
              <table:table-cell office:value-type="float" office:value="0.00000000348682509054575">
                <text:p>0.00000000348682509054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2">
                <text:p>512</text:p>
              </table:table-cell>
              <table:table-cell office:value-type="float" office:value="0.0000000035274134305586">
                <text:p>0.00000000352741343055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2">
                <text:p>512</text:p>
              </table:table-cell>
              <table:table-cell office:value-type="float" office:value="0.00000000353860414388308">
                <text:p>0.00000000353860414388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2">
                <text:p>512</text:p>
              </table:table-cell>
              <table:table-cell office:value-type="float" office:value="0.00000000357094404800732">
                <text:p>0.00000000357094404800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2">
                <text:p>512</text:p>
              </table:table-cell>
              <table:table-cell office:value-type="float" office:value="0.00000000385559052917546">
                <text:p>0.00000000385559052917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2">
                <text:p>512</text:p>
              </table:table-cell>
              <table:table-cell office:value-type="float" office:value="0.00000000375276170494218">
                <text:p>0.000000003752761704942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2">
                <text:p>512</text:p>
              </table:table-cell>
              <table:table-cell office:value-type="float" office:value="0.00000000379830413602226">
                <text:p>0.00000000379830413602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">
                <text:p>512</text:p>
              </table:table-cell>
              <table:table-cell office:value-type="float" office:value="0.00000000358148092190161">
                <text:p>0.000000003581480921901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2">
                <text:p>512</text:p>
              </table:table-cell>
              <table:table-cell office:value-type="float" office:value="0.00000000395992821363227">
                <text:p>0.000000003959928213632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2">
                <text:p>512</text:p>
              </table:table-cell>
              <table:table-cell office:value-type="float" office:value="0.00000000368405826943097">
                <text:p>0.00000000368405826943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2">
                <text:p>512</text:p>
              </table:table-cell>
              <table:table-cell office:value-type="float" office:value="0.00000000359000598216453">
                <text:p>0.00000000359000598216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2">
                <text:p>512</text:p>
              </table:table-cell>
              <table:table-cell office:value-type="float" office:value="0.00000000377770819397114">
                <text:p>0.000000003777708193971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2">
                <text:p>512</text:p>
              </table:table-cell>
              <table:table-cell office:value-type="float" office:value="0.00000000349683386336181">
                <text:p>0.000000003496833863361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2">
                <text:p>512</text:p>
              </table:table-cell>
              <table:table-cell office:value-type="float" office:value="0.0000000036273251250264">
                <text:p>0.0000000036273251250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2">
                <text:p>512</text:p>
              </table:table-cell>
              <table:table-cell office:value-type="float" office:value="0.00000000350281900891513">
                <text:p>0.00000000350281900891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  <table:table-cell office:value-type="float" office:value="0.00000000354530254128533">
                <text:p>0.000000003545302541285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4">
                <text:p>1024</text:p>
              </table:table-cell>
              <table:table-cell office:value-type="float" office:value="0.00000000356835744674246">
                <text:p>0.00000000356835744674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4">
                <text:p>1024</text:p>
              </table:table-cell>
              <table:table-cell office:value-type="float" office:value="0.00000000348570955091924">
                <text:p>0.00000000348570955091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4">
                <text:p>1024</text:p>
              </table:table-cell>
              <table:table-cell office:value-type="float" office:value="0.00000000354231227650698">
                <text:p>0.00000000354231227650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4">
                <text:p>1024</text:p>
              </table:table-cell>
              <table:table-cell office:value-type="float" office:value="0.00000000351482415058424">
                <text:p>0.000000003514824150584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4">
                <text:p>1024</text:p>
              </table:table-cell>
              <table:table-cell office:value-type="float" office:value="0.00000000362807997926501">
                <text:p>0.000000003628079979265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4">
                <text:p>1024</text:p>
              </table:table-cell>
              <table:table-cell office:value-type="float" office:value="0.00000000354741839650756">
                <text:p>0.00000000354741839650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4">
                <text:p>1024</text:p>
              </table:table-cell>
              <table:table-cell office:value-type="float" office:value="0.00000000354777463743783">
                <text:p>0.000000003547774637437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4">
                <text:p>1024</text:p>
              </table:table-cell>
              <table:table-cell office:value-type="float" office:value="0.00000000346611270136102">
                <text:p>0.000000003466112701361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4">
                <text:p>1024</text:p>
              </table:table-cell>
              <table:table-cell office:value-type="float" office:value="0.0000000034536766543406">
                <text:p>0.0000000034536766543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">
                <text:p>1024</text:p>
              </table:table-cell>
              <table:table-cell office:value-type="float" office:value="0.00000000358962395076176">
                <text:p>0.00000000358962395076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4">
                <text:p>1024</text:p>
              </table:table-cell>
              <table:table-cell office:value-type="float" office:value="0.00000000348988728546517">
                <text:p>0.00000000348988728546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4">
                <text:p>1024</text:p>
              </table:table-cell>
              <table:table-cell office:value-type="float" office:value="0.00000000423743188969272">
                <text:p>0.00000000423743188969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4">
                <text:p>1024</text:p>
              </table:table-cell>
              <table:table-cell office:value-type="float" office:value="0.00000000358543542103613">
                <text:p>0.00000000358543542103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4">
                <text:p>1024</text:p>
              </table:table-cell>
              <table:table-cell office:value-type="float" office:value="0.00000000355817759228043">
                <text:p>0.000000003558177592280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4">
                <text:p>1024</text:p>
              </table:table-cell>
              <table:table-cell office:value-type="float" office:value="0.00000000347682871641508">
                <text:p>0.000000003476828716415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4">
                <text:p>1024</text:p>
              </table:table-cell>
              <table:table-cell office:value-type="float" office:value="0.00000000357136210509375">
                <text:p>0.0000000035713621050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24">
                <text:p>1024</text:p>
              </table:table-cell>
              <table:table-cell office:value-type="float" office:value="0.00000000350455433629134">
                <text:p>0.000000003504554336291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4">
                <text:p>1024</text:p>
              </table:table-cell>
              <table:table-cell office:value-type="float" office:value="0.00000000361177925791012">
                <text:p>0.000000003611779257910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4">
                <text:p>1024</text:p>
              </table:table-cell>
              <table:table-cell office:value-type="float" office:value="0.0000000035395954896145">
                <text:p>0.00000000353959548961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4">
                <text:p>1024</text:p>
              </table:table-cell>
              <table:table-cell office:value-type="float" office:value="0.00000000345977952926729">
                <text:p>0.000000003459779529267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4">
                <text:p>1024</text:p>
              </table:table-cell>
              <table:table-cell office:value-type="float" office:value="0.00000000352779275980345">
                <text:p>0.00000000352779275980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4">
                <text:p>1024</text:p>
              </table:table-cell>
              <table:table-cell office:value-type="float" office:value="0.00000000366150905241887">
                <text:p>0.000000003661509052418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4">
                <text:p>1024</text:p>
              </table:table-cell>
              <table:table-cell office:value-type="float" office:value="0.00000000349936185485312">
                <text:p>0.000000003499361854853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4">
                <text:p>1024</text:p>
              </table:table-cell>
              <table:table-cell office:value-type="float" office:value="0.00000000366960543719779">
                <text:p>0.00000000366960543719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3.374cm" svg:y="0.316cm" chart:style-name="ch2">
          <text:p>Test des constantes de l'algorithme de Strassen</text:p>
        </chart:title>
        <chart:plot-area chart:style-name="ch3" table:cell-range-address="results.E1:results.E125 results.G1:results.G125" svg:x="1.33cm" svg:y="1.275cm" svg:width="14.342cm" svg:height="6.57cm">
          <chartooo:coordinate-region svg:x="2.057cm" svg:y="1.475cm" svg:width="12.78cm" svg:height="5.723cm"/>
          <chart:axis chart:dimension="x" chart:name="primary-x" chart:style-name="ch4">
            <chart:title svg:x="7.068cm" svg:y="8.025cm" chart:style-name="ch5">
              <text:p>Taille des matrices</text:p>
            </chart:title>
          </chart:axis>
          <chart:axis chart:dimension="y" chart:name="primary-y" chart:style-name="ch4">
            <chart:title svg:x="0.451cm" svg:y="5.318cm" chart:style-name="ch6">
              <text:p>Temps(s)</text:p>
            </chart:title>
            <chart:grid chart:style-name="ch7" chart:class="major"/>
          </chart:axis>
          <chart:series chart:style-name="ch8" chart:values-cell-range-address="results.G1:results.G125" chart:class="chart:scatter">
            <chart:domain table:cell-range-address="results.E1:results.E125"/>
            <chart:regression-curve chart:style-name="ch9">
              <chart:equation chart:display-equation="true" chart:display-r-square="true" svg:x="1.907cm" svg:y="1.473cm"/>
            </chart:regression-curve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502.387905865">
                <text:p>116502.387905865</text:p>
                <draw:g>
                  <svg:desc>results.E1:results.E125</svg:desc>
                </draw:g>
              </table:table-cell>
              <table:table-cell office:value-type="float" office:value="0.0004">
                <text:p>0.0004</text:p>
                <draw:g>
                  <svg:desc>results.G1:results.G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527">
                <text:p>0.00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86">
                <text:p>0.000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504">
                <text:p>0.000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94">
                <text:p>0.000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974">
                <text:p>0.00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631">
                <text:p>0.000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374">
                <text:p>0.00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502.387905865">
                <text:p>116502.387905865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731">
                <text:p>0.002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725">
                <text:p>0.002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699">
                <text:p>0.002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668">
                <text:p>0.002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173">
                <text:p>0.003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883">
                <text:p>0.002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776">
                <text:p>0.002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812">
                <text:p>0.002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654">
                <text:p>0.002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154">
                <text:p>0.003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943">
                <text:p>0.002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067">
                <text:p>0.003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951">
                <text:p>0.002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876">
                <text:p>0.002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84">
                <text:p>0.00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333">
                <text:p>0.00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74">
                <text:p>0.00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856">
                <text:p>0.002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95">
                <text:p>0.00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006">
                <text:p>0.003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4186.627073091">
                <text:p>814186.627073091</text:p>
              </table:table-cell>
              <table:table-cell office:value-type="float" office:value="0.00359">
                <text:p>0.00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118">
                <text:p>0.0191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1339">
                <text:p>0.021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275">
                <text:p>0.019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1672">
                <text:p>0.021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453">
                <text:p>0.019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668">
                <text:p>0.020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244">
                <text:p>0.020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1256">
                <text:p>0.021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558">
                <text:p>0.0205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075">
                <text:p>0.02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036">
                <text:p>0.020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095">
                <text:p>0.019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029">
                <text:p>0.0200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779">
                <text:p>0.0197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151">
                <text:p>0.020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355">
                <text:p>0.020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3373">
                <text:p>0.023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184">
                <text:p>0.020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046">
                <text:p>0.019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938">
                <text:p>0.019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1296">
                <text:p>0.0212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0947">
                <text:p>0.020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19798">
                <text:p>0.0197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2679">
                <text:p>0.022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90010.95703109">
                <text:p>5690010.95703109</text:p>
              </table:table-cell>
              <table:table-cell office:value-type="float" office:value="0.021271">
                <text:p>0.021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9755">
                <text:p>0.139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4007">
                <text:p>0.144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5175">
                <text:p>0.15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028">
                <text:p>0.14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1613">
                <text:p>0.141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4147">
                <text:p>0.1441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7806">
                <text:p>0.137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964">
                <text:p>0.13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9638">
                <text:p>0.139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9235">
                <text:p>0.139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8654">
                <text:p>0.138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0268">
                <text:p>0.140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0713">
                <text:p>0.1407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1999">
                <text:p>0.141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53318">
                <text:p>0.153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9229">
                <text:p>0.1492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5104">
                <text:p>0.151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2418">
                <text:p>0.1424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57467">
                <text:p>0.1574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6497">
                <text:p>0.146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2757">
                <text:p>0.142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50221">
                <text:p>0.150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9052">
                <text:p>0.139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44241">
                <text:p>0.144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765114.7962509">
                <text:p>39765114.7962509</text:p>
              </table:table-cell>
              <table:table-cell office:value-type="float" office:value="0.13929">
                <text:p>0.139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5246">
                <text:p>0.9852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91653">
                <text:p>0.991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68685">
                <text:p>0.9686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4415">
                <text:p>0.984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76776">
                <text:p>0.976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1.00825">
                <text:p>1.00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5834">
                <text:p>0.9858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5933">
                <text:p>0.9859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63239">
                <text:p>0.963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59783">
                <text:p>0.9597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97563">
                <text:p>0.9975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69846">
                <text:p>0.9698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1.17759">
                <text:p>1.17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96399">
                <text:p>0.996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8824">
                <text:p>0.9888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66217">
                <text:p>0.9662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92488">
                <text:p>0.9924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73922">
                <text:p>0.973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1.00372">
                <text:p>1.00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366">
                <text:p>0.983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61479">
                <text:p>0.9614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8038">
                <text:p>0.98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1.01754">
                <text:p>1.017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0.972479">
                <text:p>0.972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7901811.912166">
                <text:p>277901811.912166</text:p>
              </table:table-cell>
              <table:table-cell office:value-type="float" office:value="1.01979">
                <text:p>1.019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